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19806B54.jpg"/>
  <manifest:file-entry manifest:media-type="image/jpeg" manifest:full-path="Pictures/100000000000054C0000019DA8493AE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no-wrap" draw:shadow="hidden"/>
    </style:style>
    <style:style style:name="gr2" style:family="graphic" style:parent-style-name="standard">
      <style:graphic-properties draw:stroke="solid" svg:stroke-width="0.035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draw:shadow-opacity="99%"/>
    </style:style>
    <style:style style:name="gr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no-wrap" draw:shadow="hidden" draw:shadow-color="#808080" draw:shadow-opacity="99%"/>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6" style:family="graphic" style:parent-style-name="standard">
      <style:graphic-properties draw:stroke="dash" draw:stroke-dash="Dash_20_2"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solid" draw:fill-color="#00ff00" draw:textarea-horizontal-align="justify"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3"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9" style:family="graphic" style:parent-style-name="standard">
      <style:graphic-properties draw:stroke="solid" svg:stroke-width="0.035cm" svg:stroke-color="#000000" draw:stroke-linejoin="miter" draw:fill="solid" draw:fill-color="#400080" draw:textarea-horizontal-align="left" draw:textarea-vertical-align="top" draw:auto-grow-height="false" fo:padding-top="0.13cm" fo:padding-bottom="0.13cm" fo:padding-left="0.25cm" fo:padding-right="0.25cm" fo:wrap-option="no-wrap" draw:shadow="hidden" draw:shadow-color="#808080" draw:shadow-opacity="99%"/>
    </style:style>
    <style:style style:name="gr10" style:family="graphic" style:parent-style-name="standard">
      <style:graphic-properties draw:stroke="none" draw:fill="solid" draw:fill-color="#400080" draw:textarea-horizontal-align="justify" draw:textarea-vertical-align="top" draw:auto-grow-height="true" fo:padding-top="0.13cm" fo:padding-bottom="0.13cm" fo:padding-left="0.25cm" fo:padding-right="0.25cm" fo:wrap-option="no-wrap" draw:shadow="hidden"/>
    </style:style>
    <style:style style:name="gr11"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draw:shadow-offset-x="0.035cm" draw:shadow-offset-y="0.035cm" draw:shadow-color="#808080"/>
    </style:style>
    <style:style style:name="gr12" style:family="graphic" style:parent-style-name="standard">
      <style:graphic-properties draw:stroke="solid" svg:stroke-width="0.035cm" svg:stroke-color="#000000" draw:stroke-linejoin="miter" draw:fill="solid" draw:fill-color="#660066" draw:textarea-horizontal-align="left" draw:textarea-vertical-align="top" draw:auto-grow-height="false" fo:padding-top="0.13cm" fo:padding-bottom="0.13cm" fo:padding-left="0.25cm" fo:padding-right="0.25cm" fo:wrap-option="no-wrap" draw:shadow="hidden" draw:shadow-color="#808080" draw:shadow-opacity="99%"/>
    </style:style>
    <style:style style:name="gr13"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808080"/>
    </style:style>
    <style:style style:name="gr14"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17"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style:style>
    <style:style style:name="gr18"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draw:shadow-color="#808080" draw:shadow-opacity="99%"/>
    </style:style>
    <style:style style:name="gr19"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41cm" fo:padding-top="0.13cm" fo:padding-bottom="0.13cm" fo:padding-left="0.25cm" fo:padding-right="0.25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min-height="0.712cm" fo:padding-top="0.13cm" fo:padding-bottom="0.13cm" fo:padding-left="0.25cm" fo:padding-right="0.25cm" fo:wrap-option="no-wrap" draw:shadow="hidden"/>
    </style:style>
    <style:style style:name="gr21" style:family="graphic" style:parent-style-name="standard" style:list-style-name="L12">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draw:shadow-offset-x="0.035cm" draw:shadow-offset-y="0.035cm" draw:shadow-color="#808080"/>
    </style:style>
    <style:style style:name="gr22" style:family="graphic" style:parent-style-name="standard" style:list-style-name="L12">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hidden" draw:shadow-offset-x="0.035cm" draw:shadow-offset-y="0.035cm" draw:shadow-color="#808080"/>
    </style:style>
    <style:style style:name="gr23"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855cm"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789cm" fo:padding-top="0.13cm" fo:padding-bottom="0.13cm" fo:padding-left="0.25cm" fo:padding-right="0.25cm" fo:wrap-option="no-wrap" draw:shadow="hidden"/>
    </style:style>
    <style:style style:name="gr25"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no-wrap" draw:shadow="hidden" draw:shadow-color="#808080" draw:shadow-opacity="99%"/>
    </style:style>
    <style:style style:name="gr26" style:family="graphic" style:parent-style-name="standard">
      <style:graphic-properties draw:stroke="none" draw:fill="solid" draw:fill-color="#800000" draw:textarea-horizontal-align="justify" draw:textarea-vertical-align="top" draw:auto-grow-height="true" fo:padding-top="0.13cm" fo:padding-bottom="0.13cm" fo:padding-left="0.25cm" fo:padding-right="0.25cm" fo:wrap-option="no-wrap" draw:shadow="hidden"/>
    </style:style>
    <style:style style:name="gr27"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no-wrap" draw:shadow="hidden" draw:shadow-offset-x="0cm" draw:shadow-offset-y="0cm" draw:shadow-color="#808080" draw:shadow-opacity="99%"/>
    </style:style>
    <style:style style:name="gr28"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offset-x="0cm" draw:shadow-offset-y="0cm"/>
    </style:style>
    <style:style style:name="gr29" style:family="graphic" style:parent-style-name="standard">
      <style:graphic-properties draw:stroke="solid" svg:stroke-width="0.035cm" svg:stroke-color="#000000" draw:marker-end="msArrowOvalEnd_20_5" draw:marker-end-width="0.21cm" draw:marker-end-center="true" draw:stroke-linejoin="miter" draw:fill="none" draw:fill-color="#ffffff" draw:textarea-horizontal-align="left" draw:textarea-vertical-align="middle" draw:auto-grow-height="false" fo:padding-top="0.13cm" fo:padding-bottom="0.13cm" fo:padding-left="0.25cm" fo:padding-right="0.25cm" fo:wrap-option="wrap" draw:shadow="hidden" draw:shadow-offset-x="0cm" draw:shadow-offset-y="0cm"/>
    </style:style>
    <style:style style:name="gr30"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31" style:family="graphic" style:parent-style-name="standard">
      <style:graphic-properties draw:stroke="solid" svg:stroke-width="0.079cm" svg:stroke-color="#427531"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2" style:family="graphic" style:parent-style-name="standard">
      <style:graphic-properties draw:stroke="solid" svg:stroke-width="0.026cm" svg:stroke-color="#000000" draw:stroke-linejoin="miter" draw:fill="gradient" draw:fill-color="#004700" draw:fill-gradient-name="Gradient_20_7" draw:textarea-horizontal-align="justify" draw:textarea-vertical-align="middle" draw:auto-grow-height="false" fo:padding-top="0.13cm" fo:padding-bottom="0.13cm" fo:padding-left="0.25cm" fo:padding-right="0.25cm" fo:wrap-option="wrap" draw:shadow="hidden"/>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6cm" fo:min-width="0cm" fo:padding-top="0.127cm" fo:padding-bottom="0.127cm" fo:padding-left="0.254cm" fo:padding-right="0.254cm" fo:wrap-option="no-wrap" draw:shadow="hidden" draw:shadow-color="#808080"/>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4"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65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7" style:family="presentation" style:parent-style-name="Default-notes">
      <style:graphic-properties draw:stroke="solid" svg:stroke-width="0.026cm" svg:stroke-color="#000000" svg:stroke-opacity="100%" draw:stroke-linejoin="miter" draw:fill="solid" draw:fill-color="#ffffff" draw:opacity="100%" draw:auto-grow-height="true" fo:min-height="12.001cm" fo:padding-top="0.013cm" fo:padding-bottom="0.013cm" fo:padding-left="0.013cm" fo:padding-right="0.013cm" draw:shadow="hidden"/>
    </style:style>
    <style:style style:name="pr8" style:family="presentation" style:parent-style-name="Default-outline1" style:list-style-name="L9">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2.45cm" fo:min-width="0cm" fo:padding-top="0.127cm" fo:padding-bottom="0.127cm" fo:padding-left="0.254cm" fo:padding-right="0.254cm" fo:wrap-option="no-wrap" draw:shadow="hidden" draw:shadow-offset-x="0.071cm" draw:shadow-offset-y="0.071cm" draw:shadow-color="#808080" draw:shadow-opacity="100%"/>
    </style:style>
    <style:style style:name="pr9" style:family="presentation" style:parent-style-name="Default-outline1">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6.944cm" fo:min-width="0cm" fo:padding-top="0.127cm" fo:padding-bottom="0.127cm" fo:padding-left="0.254cm" fo:padding-right="0.254cm" fo:wrap-option="no-wrap" draw:shadow="visible" draw:shadow-offset-x="0.071cm" draw:shadow-offset-y="0.071cm" draw:shadow-color="#808080" draw:shadow-opacity="100%"/>
    </style:style>
    <style:style style:name="pr10" style:family="presentation" style:parent-style-name="Default-outline1" style:list-style-name="L9">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2.243cm" fo:min-width="0cm" fo:padding-top="0.127cm" fo:padding-bottom="0.127cm" fo:padding-left="0.254cm" fo:padding-right="0.254cm" fo:wrap-option="no-wrap" draw:shadow="hidden" draw:shadow-offset-x="0.071cm" draw:shadow-offset-y="0.071cm" draw:shadow-color="#808080" draw:shadow-opacity="100%"/>
    </style:style>
    <style:style style:name="pr11" style:family="presentation" style:parent-style-name="Default-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1.732cm" fo:min-width="0cm" fo:padding-top="0.134cm" fo:padding-bottom="0.134cm" fo:padding-left="0.269cm" fo:padding-right="0.269cm" fo:wrap-option="no-wrap" draw:shadow="hidden"/>
    </style:style>
    <style:style style:name="pr12" style:family="presentation" style:parent-style-name="Default-title">
      <style:graphic-properties draw:stroke="none" draw:fill="none" draw:fill-color="#bbe0e3" draw:textarea-horizontal-align="justify" draw:textarea-vertical-align="top" draw:auto-grow-height="true" draw:auto-grow-width="false" fo:min-height="2.922cm" fo:min-width="0cm" fo:padding-top="0.127cm" fo:padding-bottom="0.127cm" fo:padding-left="0.254cm" fo:padding-right="0.254cm" fo:wrap-option="no-wrap" draw:shadow="hidden"/>
    </style:style>
    <style:style style:name="pr13" style:family="presentation" style:parent-style-name="Default-notes">
      <style:graphic-properties draw:stroke="none" draw:fill="none" draw:fill-color="#ffffff" draw:auto-grow-height="true" fo:min-height="12.001cm"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7.433cm" fo:min-width="0cm" fo:padding-top="0.127cm" fo:padding-bottom="0.127cm" fo:padding-left="0.254cm" fo:padding-right="0.254cm" fo:wrap-option="no-wrap" draw:shadow="hidden"/>
    </style:style>
    <style:style style:name="pr15" style:family="presentation" style:parent-style-name="Title1-notes">
      <style:graphic-properties draw:stroke="none" draw:fill="none" draw:fill-color="#ffffff" draw:auto-grow-height="true" fo:min-height="12.001cm"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text:enable-numbering="false" fo:text-indent="0cm"/>
    </style:style>
    <style:style style:name="P4" style:family="paragraph">
      <style:paragraph-properties fo:margin-left="0cm" fo:margin-right="0cm" fo:line-height="100%" fo:text-align="end" text:enable-numbering="false" fo:text-indent="0cm" style:punctuation-wrap="hanging" style:line-break="strict"/>
    </style:style>
    <style:style style:name="P5" style:family="paragraph">
      <style:paragraph-properties style:writing-mode="lr-tb"/>
    </style:style>
    <style:style style:name="P6" style:family="paragraph">
      <style:paragraph-properties fo:margin-left="0cm" fo:margin-right="0cm" fo:margin-top="0.158cm" fo:margin-bottom="0cm" text:enable-numbering="false" fo:text-indent="0cm" style:punctuation-wrap="hanging" style:line-break="strict"/>
    </style:style>
    <style:style style:name="P7" style:family="paragraph">
      <style:paragraph-properties fo:margin-left="0cm" fo:margin-right="0cm" text:enable-numbering="false" fo:text-indent="0cm"/>
    </style:style>
    <style:style style:name="P8" style:family="paragraph">
      <style:paragraph-properties fo:margin-left="1.27cm" fo:margin-right="0cm" fo:margin-top="0.211cm" fo:margin-bottom="0cm" text:enable-numbering="true" fo:text-indent="-1.27cm"/>
    </style:style>
    <style:style style:name="P9" style:family="paragraph">
      <style:paragraph-properties fo:margin-left="0.952cm" fo:margin-right="0cm" fo:text-indent="-0.952cm" style:writing-mode="lr-tb"/>
    </style:style>
    <style:style style:name="P10" style:family="paragraph">
      <style:paragraph-properties fo:margin-left="0cm" fo:margin-right="0cm" fo:margin-top="0.158cm" fo:margin-bottom="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2.328cm" fo:margin-right="0cm" fo:margin-top="0.176cm" fo:margin-bottom="0cm" text:enable-numbering="true" fo:text-indent="-1.058cm"/>
    </style:style>
    <style:style style:name="P12" style:family="paragraph">
      <style:paragraph-properties fo:margin-left="0cm" fo:margin-right="0cm" fo:line-height="100%" fo:text-align="end" text:enable-numbering="false" fo:text-indent="0cm" style:punctuation-wrap="hanging" style:line-break="strict"/>
      <style:text-properties fo:font-size="24pt"/>
    </style:style>
    <style:style style:name="P13" style:family="paragraph">
      <style:paragraph-properties fo:margin-left="0cm" fo:margin-right="0cm" fo:line-height="100%" fo:text-align="end" text:enable-numbering="false" fo:text-indent="0cm" style:punctuation-wrap="hanging" style:line-break="strict" style:writing-mode="lr-tb"/>
      <style:text-properties fo:font-size="24pt"/>
    </style:style>
    <style:style style:name="P14" style:family="paragraph">
      <style:paragraph-properties fo:margin-left="0cm" fo:margin-right="0cm" fo:margin-top="0.158cm" fo:margin-bottom="0cm" text:enable-numbering="false" fo:text-indent="0cm" style:punctuation-wrap="hanging" style:line-break="strict"/>
      <style:text-properties fo:font-size="12pt"/>
    </style:style>
    <style:style style:name="P15" style:family="paragraph">
      <style:paragraph-properties fo:margin-left="0cm" fo:margin-right="0cm" fo:margin-top="0.158cm" fo:margin-bottom="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2pt"/>
    </style:style>
    <style:style style:name="P16" style:family="paragraph">
      <style:paragraph-properties fo:margin-left="0cm" fo:margin-right="0cm" fo:margin-top="0.158cm" fo:margin-bottom="0cm" text:enable-numbering="false" fo:text-indent="0cm" style:punctuation-wrap="hanging" style:line-break="strict" style:writing-mode="lr-tb"/>
      <style:text-properties fo:font-size="12pt"/>
    </style:style>
    <style:style style:name="P17" style:family="paragraph">
      <style:paragraph-properties fo:margin-left="1.27cm" fo:margin-right="0cm" fo:margin-top="0.211cm" fo:margin-bottom="0cm" text:enable-numbering="false" fo:text-indent="-1.27cm"/>
    </style:style>
    <style:style style:name="P18" style:family="paragraph">
      <style:paragraph-properties fo:margin-left="0cm" fo:margin-right="0cm" fo:text-indent="0cm"/>
    </style:style>
    <style:style style:name="P19" style:family="paragraph">
      <style:paragraph-properties fo:margin-left="0.952cm" fo:margin-right="0cm" fo:margin-top="0.211cm" fo:margin-bottom="0cm" text:enable-numbering="true" fo:text-indent="-0.952cm"/>
    </style:style>
    <style:style style:name="P20" style:family="paragraph">
      <style:paragraph-properties fo:margin-left="2.063cm" fo:margin-right="0cm" fo:margin-top="0.176cm" fo:margin-bottom="0cm" text:enable-numbering="true" fo:text-indent="-0.793cm"/>
    </style:style>
    <style:style style:name="P21" style:family="paragraph">
      <style:paragraph-properties fo:margin-left="0.952cm" fo:margin-right="0cm" fo:margin-top="0.211cm" fo:margin-bottom="0cm" text:enable-numbering="false" fo:text-indent="-0.952cm"/>
    </style:style>
    <style:style style:name="P22" style:family="paragraph">
      <style:paragraph-properties fo:margin-left="0cm" fo:margin-right="0cm" text:enable-numbering="false" fo:text-indent="0cm" style:writing-mode="lr-tb"/>
    </style:style>
    <style:style style:name="P23" style:family="paragraph">
      <style:paragraph-properties fo:margin-left="0.952cm" fo:margin-right="0cm" fo:margin-top="0.211cm" fo:margin-bottom="0cm" text:enable-numbering="true" fo:text-indent="-0.952cm" style:writing-mode="lr-tb"/>
    </style:style>
    <style:style style:name="P24" style:family="paragraph">
      <style:paragraph-properties fo:margin-left="0cm" fo:margin-right="0cm" fo:line-height="100%" fo:text-align="center" text:enable-numbering="false" fo:text-indent="0cm"/>
    </style:style>
    <style:style style:name="P25" style:family="paragraph">
      <style:paragraph-properties fo:margin-left="0cm" fo:margin-right="0cm" fo:line-height="100%" fo:text-align="center" text:enable-numbering="false" fo:text-indent="0cm" style:writing-mode="lr-tb"/>
    </style:style>
    <style:style style:name="P26" style:family="paragraph">
      <style:paragraph-properties fo:text-align="center" style:writing-mode="lr-tb"/>
      <style:text-properties fo:font-size="24pt"/>
    </style:style>
    <style:style style:name="P27" style:family="paragraph">
      <style:paragraph-properties fo:margin-left="0cm" fo:margin-right="0cm" fo:margin-top="0.158cm" fo:margin-bottom="0cm" text:enable-numbering="true" fo:text-indent="0cm" style:punctuation-wrap="hanging" style:line-break="strict"/>
    </style:style>
    <style:style style:name="P28" style:family="paragraph">
      <style:paragraph-properties fo:margin-left="0.952cm" fo:margin-right="0cm" fo:margin-top="0.176cm" fo:margin-bottom="0cm" fo:line-height="80%" text:enable-numbering="false" fo:text-indent="-0.952cm"/>
    </style:style>
    <style:style style:name="P29" style:family="paragraph">
      <style:paragraph-properties fo:margin-left="0.952cm" fo:margin-right="0cm" fo:margin-top="0.176cm" fo:margin-bottom="0cm" fo:line-height="80%" text:enable-numbering="false" fo:text-indent="-0.952cm" style:writing-mode="lr-tb"/>
    </style:style>
    <style:style style:name="P30" style:family="paragraph">
      <style:paragraph-properties fo:margin-left="0cm" fo:margin-right="0cm" fo:line-height="100%" text:enable-numbering="false" fo:text-indent="0cm"/>
    </style:style>
    <style:style style:name="P31" style:family="paragraph">
      <style:paragraph-properties fo:margin-left="0cm" fo:margin-right="0cm" fo:line-height="100%" text:enable-numbering="false" fo:text-indent="0cm" style:writing-mode="lr-tb"/>
    </style:style>
    <style:style style:name="P32" style:family="paragraph">
      <style:paragraph-properties fo:margin-left="0.952cm" fo:margin-right="0cm" fo:margin-top="0.176cm" fo:margin-bottom="0cm" fo:line-height="80%" text:enable-numbering="false" fo:text-indent="-0.952cm" style:punctuation-wrap="hanging" style:line-break="strict"/>
    </style:style>
    <style:style style:name="P33" style:family="paragraph">
      <style:paragraph-properties fo:margin-left="0.952cm" fo:margin-right="0cm" fo:margin-top="0.158cm" fo:margin-bottom="0cm" fo:line-height="80%" text:enable-numbering="false" fo:text-indent="-0.952cm"/>
    </style:style>
    <style:style style:name="P34" style:family="paragraph">
      <style:paragraph-properties fo:margin-left="0.952cm" fo:margin-right="0cm" fo:margin-top="0.158cm" fo:margin-bottom="0cm" fo:line-height="80%" text:enable-numbering="false" fo:text-indent="-0.952cm" style:writing-mode="lr-tb"/>
    </style:style>
    <style:style style:name="P35" style:family="paragraph">
      <style:paragraph-properties fo:margin-left="0.952cm" fo:margin-right="0cm" fo:margin-top="0.158cm" fo:margin-bottom="0cm" fo:line-height="80%" text:enable-numbering="false" fo:text-indent="-0.952cm" style:punctuation-wrap="hanging" style:line-break="strict"/>
    </style:style>
    <style:style style:name="P36" style:family="paragraph">
      <style:paragraph-properties fo:margin-left="0.952cm" fo:margin-right="0cm" fo:margin-top="0.158cm" fo:margin-bottom="0cm" fo:line-height="80%" text:enable-numbering="false" fo:text-indent="-0.952cm" style:punctuation-wrap="hanging" style:line-break="strict" style:writing-mode="lr-tb"/>
    </style:style>
    <style:style style:name="P37" style:family="paragraph">
      <style:paragraph-properties fo:margin-left="0cm" fo:margin-right="0cm" fo:margin-top="0.158cm" fo:margin-bottom="0cm" fo:line-height="100%" text:enable-numbering="false" fo:text-indent="0cm" style:punctuation-wrap="hanging" style:line-break="strict"/>
    </style:style>
    <style:style style:name="P38" style:family="paragraph">
      <style:paragraph-properties fo:margin-left="0cm" fo:margin-right="0cm" fo:margin-top="0.396cm" fo:margin-bottom="0cm" fo:line-height="100%" text:enable-numbering="false" fo:text-indent="0cm"/>
    </style:style>
    <style:style style:name="P39" style:family="paragraph">
      <style:paragraph-properties fo:margin-left="0cm" fo:margin-right="0cm" fo:margin-top="0.396cm" fo:margin-bottom="0cm" fo:line-height="100%" text:enable-numbering="false" fo:text-indent="0cm" style:writing-mode="lr-tb"/>
    </style:style>
    <style:style style:name="P40" style:family="paragraph">
      <style:paragraph-properties fo:margin-left="2.063cm" fo:margin-right="0cm" fo:margin-top="0.176cm" fo:margin-bottom="0cm" text:enable-numbering="true" fo:text-indent="-0.793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1" style:family="paragraph">
      <style:paragraph-properties fo:margin-left="3.175cm" fo:margin-right="0cm" fo:margin-top="0.123cm" fo:margin-bottom="0cm" text:enable-numbering="true" fo:text-indent="-0.635cm"/>
    </style:style>
    <style:style style:name="P42" style:family="paragraph">
      <style:paragraph-properties fo:margin-left="0cm" fo:margin-right="0cm" fo:line-height="100%"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line-height="100%" fo:text-align="center" text:enable-numbering="false" fo:text-indent="0cm" style:punctuation-wrap="hanging" style:line-break="strict"/>
    </style:style>
    <style:style style:name="P44" style:family="paragraph">
      <style:paragraph-properties fo:margin-left="0cm" fo:margin-right="0cm" fo:margin-top="0.396cm" fo:margin-bottom="0cm" fo:line-height="100%" text:enable-numbering="false" fo:text-indent="0cm" style:punctuation-wrap="hanging" style:line-break="strict"/>
    </style:style>
    <style:style style:name="P45" style:family="paragraph">
      <style:paragraph-properties fo:margin-left="0cm" fo:margin-right="0cm" fo:line-height="100%" text:enable-numbering="false" fo:text-indent="0cm" style:punctuation-wrap="hanging" style:line-break="strict"/>
    </style:style>
    <style:style style:name="P46" style:family="paragraph">
      <style:paragraph-properties fo:margin-left="0cm" fo:margin-right="0cm" fo:margin-top="0.396cm" fo:margin-bottom="0cm" fo:line-height="100%" fo:text-align="center" text:enable-numbering="false" fo:text-indent="0cm" style:punctuation-wrap="hanging" style:line-break="strict"/>
    </style:style>
    <style:style style:name="T1" style:family="text">
      <style:text-properties fo:color="#1e481f" fo:font-size="40pt" style:font-size-asian="40pt" style:font-size-complex="40pt"/>
    </style:style>
    <style:style style:name="T2" style:family="text">
      <style:text-properties fo:font-family="Arial" style:font-pitch="variable" fo:font-size="13pt" fo:language="en" fo:country="US" style:font-size-asian="13pt" style:font-size-complex="13pt"/>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family="Arial" style:font-family-generic="swiss" style:font-pitch="variable" fo:font-size="18pt" style:font-size-asian="18pt" style:font-size-complex="18pt"/>
    </style:style>
    <style:style style:name="T6" style:family="text">
      <style:text-properties fo:font-family="Arial" style:font-family-generic="swiss" style:font-pitch="variable" fo:font-size="18pt" fo:language="en" fo:country="US" style:font-size-asian="18pt" style:font-size-complex="18pt"/>
    </style:style>
    <style:style style:name="T7" style:family="text">
      <style:text-properties fo:color="#ffffff" fo:font-family="Arial" style:font-family-generic="swiss" style:font-pitch="variable" fo:font-size="18pt" fo:language="en" fo:country="US" style:font-size-asian="18pt" style:font-size-complex="1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color="#7f0055" fo:font-family="Arial" style:font-family-generic="swiss" style:font-pitch="variable" fo:font-size="20pt" fo:language="en" fo:country="US" style:font-size-asian="20pt" style:font-size-complex="20pt"/>
    </style:style>
    <style:style style:name="T10" style:family="text">
      <style:text-properties fo:font-family="Arial" style:font-family-generic="swiss" style:font-pitch="variable" fo:font-size="20pt" style:font-size-asian="20pt" style:font-size-complex="20pt"/>
    </style:style>
    <style:style style:name="T11" style:family="text">
      <style:text-properties fo:color="#0000c0" fo:font-family="Arial" style:font-family-generic="swiss" style:font-pitch="variable" fo:font-size="20pt" fo:language="en" fo:country="US" style:font-size-asian="20pt" style:font-size-complex="20pt"/>
    </style:style>
    <style:style style:name="T12" style:family="text">
      <style:text-properties fo:font-family="Arial" style:font-family-generic="swiss" style:font-pitch="variable"/>
    </style:style>
    <style:style style:name="T13" style:family="text">
      <style:text-properties fo:color="#7f0055" fo:font-family="Arial" style:font-family-generic="swiss" style:font-pitch="variable" fo:font-size="18pt" fo:language="en" fo:country="US" style:font-size-asian="18pt" style:font-size-complex="18pt"/>
    </style:style>
    <style:style style:name="T14" style:family="text">
      <style:text-properties fo:font-family="Arial" style:font-family-generic="swiss" style:font-pitch="variable" fo:font-size="18pt" fo:language="en" fo:country="US" fo:font-weight="bold" style:font-size-asian="18pt" style:font-weight-asian="bold" style:font-size-complex="18pt" style:font-weight-complex="bold"/>
    </style:style>
    <style:style style:name="T15" style:family="text">
      <style:text-properties fo:color="#7f0055" fo:font-family="Arial" style:font-family-generic="swiss" style:font-pitch="variable" fo:font-size="18pt" fo:language="en" fo:country="US" fo:font-weight="bold" style:font-size-asian="18pt" style:font-weight-asian="bold" style:font-size-complex="18pt" style:font-weight-complex="bold"/>
    </style:style>
    <style:style style:name="T16" style:family="text">
      <style:text-properties fo:font-size="28pt" style:font-size-asian="28pt" style:font-size-complex="28pt"/>
    </style:style>
    <style:style style:name="T17" style:family="text">
      <style:text-properties fo:color="#000000" fo:font-family="Arial" style:font-family-generic="swiss" style:font-pitch="variable" fo:language="en" fo:country="US"/>
    </style:style>
    <style:style style:name="T18" style:family="text">
      <style:text-properties fo:color="#646464" fo:font-family="Arial" style:font-family-generic="swiss" style:font-pitch="variable" fo:font-size="18pt" fo:language="en" fo:country="US" style:font-size-asian="18pt" style:font-size-complex="18pt"/>
    </style:style>
    <style:style style:name="T19" style:family="text">
      <style:text-properties fo:color="#0000c0" fo:font-family="Arial" style:font-family-generic="swiss" style:font-pitch="variable" fo:font-size="18pt" fo:language="en" fo:country="US" style:font-size-asian="18pt" style:font-size-complex="18pt"/>
    </style:style>
    <style:style style:name="T20" style:family="text">
      <style:text-properties fo:font-size="14pt" fo:language="en" fo:country="US" style:font-size-asian="14pt" style:font-size-complex="14pt"/>
    </style:style>
    <style:style style:name="T21" style:family="text">
      <style:text-properties fo:font-family="Arial" style:font-family-generic="swiss" style:font-pitch="variable" fo:language="en" fo:country="US"/>
    </style:style>
    <style:style style:name="T22" style:family="text">
      <style:text-properties fo:color="#0000c0" fo:font-family="Arial" style:font-family-generic="swiss" style:font-pitch="variable" fo:language="en" fo:country="US"/>
    </style:style>
    <style:style style:name="T23" style:family="text">
      <style:text-properties fo:color="#427531" fo:font-family="Arial" style:font-family-generic="swiss" style:font-pitch="variable" fo:font-weight="bold" style:font-weight-asian="bold" style:font-weight-complex="bold"/>
    </style:style>
    <style:style style:name="T24" style:family="text">
      <style:text-properties fo:font-size="14pt" style:font-size-asian="14pt" style:font-size-complex="14pt"/>
    </style:style>
    <style:style style:name="T25" style:family="text">
      <style:text-properties fo:color="#ffffff" fo:font-family="'Trebuchet MS'" style:font-family-generic="swiss" style:font-pitch="variable" fo:font-size="44pt" fo:language="en" fo:country="GB" style:font-size-asian="44pt" style:font-size-complex="44pt"/>
    </style:style>
    <style:style style:name="T26" style:family="text">
      <style:text-properties fo:font-family="Verdana" style:font-family-generic="swiss" style:font-pitch="variable" fo:font-size="18pt" fo:language="en" fo:country="GB" fo:font-weight="bold" style:font-size-asian="18pt" style:font-weight-asian="bold" style:font-size-complex="18pt" style:font-weight-complex="bold"/>
    </style:style>
    <style:style style:name="T27" style:family="text">
      <style:text-properties fo:color="#1e481f" fo:font-size="36pt" style:font-size-asian="36pt" style:font-size-complex="36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1.058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12">
      <text:list-level-style-bullet text:level="1" text:bullet-char="•">
        <style:list-level-properties text:min-label-width="0.952cm"/>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office:automatic-styles>
  <office:body>
    <office:presentation>
      <draw:page draw:name="Overview of the Spring Framework" draw:style-name="dp1" draw:master-page-name="Title1" presentation:presentation-page-layout-name="AL1T0">
        <office:forms form:automatic-focus="false" form:apply-design-mode="false"/>
        <draw:frame presentation:style-name="pr1" draw:text-style-name="P2" draw:layer="layout" svg:width="21.59cm" svg:height="3.685cm" svg:x="1.826cm" svg:y="5.513cm" presentation:class="title" presentation:user-transformed="true">
          <draw:text-box>
            <text:p text:style-name="P1"><text:span text:style-name="T1">Overview of the Spring Framework</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Introducing Spring in the context of enterprise application architecture</text:p>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
          <draw:frame presentation:style-name="pr3" draw:text-style-name="P2" draw:layer="layout" svg:width="16.254cm" svg:height="12cm" svg:x="2.033cm" svg:y="12.668cm" presentation:class="notes" presentation:user-transformed="true">
            <draw:text-box>
              <text:p text:style-name="P6"><text:span text:style-name="T3">Introduce yourself (and why you’re an expert) and go around the class to learn what people are doing and why they are here.</text:span></text:p>
              <text:p text:style-name="P6"><text:span text:style-name="T3"/></text:p>
              <text:p text:style-name="P6"><text:span text:style-name="T3">Survey:</text:span></text:p>
              <text:p text:style-name="P6"><text:span text:style-name="T3">How many are using Spring? <text:s/>2.0? <text:s/>Java 5? <text:s/>1.4? <text:s/>1.3? <text:s/>Application servers? <text:s/>Servlet containers?</text:span></text:p>
              <text:p text:style-name="P6"><text:span text:style-name="T3"/></text:p>
              <text:p text:style-name="P6"><text:span text:style-name="T3">Start by telling students what they will learn in this presentation, the primary things being:</text:span></text:p>
              <text:p text:style-name="P6"><text:span text:style-name="T3">- The big picture of what Spring is all about at a high-level</text:span></text:p>
              <text:p text:style-name="P6"><text:span text:style-name="T3">- The scope of what Spring has to offer developers</text:span></text:p>
              <text:p text:style-name="P6"><text:span text:style-name="T3">- How Spring fits into an application’s architecture</text:span></text:p>
              <text:p text:style-name="P6"><text:span text:style-name="T3"/></text:p>
            </draw:text-box>
          </draw:frame>
        </presentation:notes>
      </draw:page>
      <draw:page draw:name="page2"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urse Agenda: Day 1</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Introduction to Spring </text:p>
              </text:list-item>
            </text:list>
            <text:list text:style-name="L5">
              <text:list-item>
                <text:p text:style-name="P8">Using Spring to configure an application</text:p>
              </text:list-item>
            </text:list>
            <text:list text:style-name="L5">
              <text:list-item>
                <text:p text:style-name="P8">Understanding the bean life-cycle</text:p>
              </text:list-item>
            </text:list>
            <text:list text:style-name="L5">
              <text:list-item>
                <text:p text:style-name="P8">Simplifying application configuration</text:p>
              </text:list-item>
            </text:list>
            <text:list text:style-name="L5">
              <text:list-item>
                <text:p text:style-name="P8">Testing a Spring-based application</text:p>
              </text:list-item>
            </text:list>
            <text:list text:style-name="L5">
              <text:list-item>
                <text:p text:style-name="P8">Annotation-based dependency injection</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
          <draw:frame presentation:style-name="pr6" draw:text-style-name="P2" draw:layer="layout" svg:width="16.254cm" svg:height="12cm" svg:x="2.033cm" svg:y="12.668cm" presentation:class="notes" presentation:user-transformed="true">
            <draw:text-box>
              <text:p text:style-name="P6">Start by summarizing the motivation behind the framework and why it exists</text:p>
              <text:p text:style-name="P6">Take students through a tour of Spring’s support in each major area</text:p>
              <text:p text:style-name="P10"><text:tab/>- Spring’s “Core support” is applicable to almost any class of application in nearly any environment</text:p>
              <text:p text:style-name="P6">Close with “The Spring Triangle” to capture the key dimensions of developing applications with Spring</text:p>
            </draw:text-box>
          </draw:frame>
        </presentation:notes>
      </draw:page>
      <draw:page draw:name="page3"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urse Agenda: Day 2</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Adding behavior to an application using aspects</text:p>
              </text:list-item>
            </text:list>
            <text:list text:style-name="L5">
              <text:list-item>
                <text:p text:style-name="P8">Introducing data access with Spring</text:p>
              </text:list-item>
            </text:list>
            <text:list text:style-name="L5">
              <text:list-item>
                <text:p text:style-name="P8">Simplifying JDBC-based data access</text:p>
              </text:list-item>
            </text:list>
            <text:list text:style-name="L5">
              <text:list-item>
                <text:p text:style-name="P8">Advanced JDBC</text:p>
              </text:list-item>
            </text:list>
            <text:list text:style-name="L5">
              <text:list-item>
                <text:p text:style-name="P8">Driving database transactions in a Spring environment</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3"/>
          <draw:frame presentation:style-name="pr6" draw:text-style-name="P2" draw:layer="layout" svg:width="16.254cm" svg:height="12cm" svg:x="2.033cm" svg:y="12.668cm" presentation:class="notes" presentation:user-transformed="true">
            <draw:text-box>
              <text:p text:style-name="P6">Start by summarizing the motivation behind the framework and why it exists</text:p>
              <text:p text:style-name="P6">Take students through a tour of Spring’s support in each major area</text:p>
              <text:p text:style-name="P10"><text:tab/>- Spring’s “Core support” is applicable to almost any class of application in nearly any environment</text:p>
              <text:p text:style-name="P6">Close with “The Spring Triangle” to capture the key dimensions of developing applications with Spring</text:p>
            </draw:text-box>
          </draw:frame>
        </presentation:notes>
      </draw:page>
      <draw:page draw:name="page4"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urse Agenda: Day 3</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Introducing object-to-relational mapping (ORM)</text:p>
              </text:list-item>
            </text:list>
            <text:list text:style-name="L5">
              <text:list-item>
                <text:p text:style-name="P8">Getting started with Hibernate in a Spring environment</text:p>
              </text:list-item>
            </text:list>
            <text:list text:style-name="L5">
              <text:list-item>
                <text:p text:style-name="P8">Effective web application architecture</text:p>
              </text:list-item>
            </text:list>
            <text:list text:style-name="L5">
              <text:list-item>
                <text:p text:style-name="P8">Getting started with Spring MVC</text:p>
              </text:list-item>
            </text:list>
            <text:list text:style-name="L5">
              <text:list-item>
                <text:p text:style-name="P8">Understanding Spring's remoting framework</text:p>
              </text:list-item>
            </text:list>
            <text:list text:style-name="L5">
              <text:list-item>
                <text:p text:style-name="P8">Getting started with Spring Web Services</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4"/>
          <draw:frame presentation:style-name="pr6" draw:text-style-name="P2" draw:layer="layout" svg:width="16.254cm" svg:height="12cm" svg:x="2.033cm" svg:y="12.668cm" presentation:class="notes" presentation:user-transformed="true">
            <draw:text-box>
              <text:p text:style-name="P6">Start by summarizing the motivation behind the framework and why it exists</text:p>
              <text:p text:style-name="P6">Take students through a tour of Spring’s support in each major area</text:p>
              <text:p text:style-name="P10"><text:tab/>- Spring’s “Core support” is applicable to almost any class of application in nearly any environment</text:p>
              <text:p text:style-name="P6">Close with “The Spring Triangle” to capture the key dimensions of developing applications with Spring</text:p>
            </draw:text-box>
          </draw:frame>
        </presentation:notes>
      </draw:page>
      <draw:page draw:name="page5"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Course Agenda: Day 4</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Securing web applications with Spring Security</text:p>
              </text:list-item>
            </text:list>
            <text:list text:style-name="L5">
              <text:list-item>
                <text:p text:style-name="P8">Simplifying message applications with Spring JMS</text:p>
              </text:list-item>
            </text:list>
            <text:list text:style-name="L5">
              <text:list-item>
                <text:p text:style-name="P8">Adding manageability to an application with Spring JMX</text:p>
              </text:list-item>
            </text:list>
            <text:list text:style-name="L5">
              <text:list-item>
                <text:p text:style-name="P8">An overview of the SpringSource portfolio</text:p>
              </text:list-item>
            </text:list>
          </draw:text-box>
        </draw:frame>
        <presentation:notes draw:style-name="dp2">
          <office:forms form:automatic-focus="false" form:apply-design-mode="false"/>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5"/>
          <draw:frame presentation:style-name="pr6" draw:text-style-name="P2" draw:layer="layout" svg:width="16.254cm" svg:height="12cm" svg:x="2.033cm" svg:y="12.668cm" presentation:class="notes" presentation:user-transformed="true">
            <draw:text-box>
              <text:p text:style-name="P6">Start by summarizing the motivation behind the framework and why it exists</text:p>
              <text:p text:style-name="P6">Take students through a tour of Spring’s support in each major area</text:p>
              <text:p text:style-name="P10"><text:tab/>- Spring’s “Core support” is applicable to almost any class of application in nearly any environment</text:p>
              <text:p text:style-name="P6">Close with “The Spring Triangle” to capture the key dimensions of developing applications with Spring</text:p>
            </draw:text-box>
          </draw:frame>
        </presentation:notes>
      </draw:page>
      <draw:page draw:name="Topics in this session"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Goal of the Spring Framework</text:p>
              </text:list-item>
            </text:list>
            <text:list text:style-name="L5">
              <text:list-item>
                <text:p text:style-name="P8">Spring’s role in enterprise application architecture</text:p>
              </text:list-item>
            </text:list>
            <text:list text:style-name="L6">
              <text:list-item>
                <text:list>
                  <text:list-item>
                    <text:p text:style-name="P11">Core support</text:p>
                  </text:list-item>
                </text:list>
              </text:list-item>
            </text:list>
            <text:list text:style-name="L6">
              <text:list-item>
                <text:list>
                  <text:list-item>
                    <text:p text:style-name="P11">Web application development support</text:p>
                  </text:list-item>
                </text:list>
              </text:list-item>
            </text:list>
            <text:list text:style-name="L6">
              <text:list-item>
                <text:list>
                  <text:list-item>
                    <text:p text:style-name="P11">Enterprise application development support</text:p>
                  </text:list-item>
                </text:list>
              </text:list-item>
            </text:list>
            <text:list text:style-name="L5">
              <text:list-item>
                <text:p text:style-name="P8">The Spring triangle</text:p>
              </text:list-item>
            </text:list>
          </draw:text-box>
        </draw:frame>
        <presentation:notes draw:style-name="dp2">
          <office:forms form:automatic-focus="false" form:apply-design-mode="false"/>
          <draw:custom-shape draw:name="Rectangle 7" draw:style-name="gr1" draw:text-style-name="P13" draw:layer="layout" svg:width="8.807cm" svg:height="1.332cm" svg:x="11.509cm" svg:y="25.334cm">
            <text:p text:style-name="P12"><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6"/>
          <draw:frame presentation:style-name="pr6" draw:text-style-name="P16" draw:layer="layout" svg:width="16.254cm" svg:height="12cm" svg:x="2.033cm" svg:y="12.668cm" presentation:class="notes" presentation:user-transformed="true">
            <draw:text-box>
              <text:p text:style-name="P14">Start by summarizing the motivation behind the framework and why it exists</text:p>
              <text:p text:style-name="P14">Take students through a tour of Spring’s support in each major area</text:p>
              <text:p text:style-name="P15"><text:tab/>- Spring’s “Core support” is applicable to almost any class of application in nearly any environment</text:p>
              <text:p text:style-name="P14">Close with “The Spring Triangle” to capture the key dimensions of developing applications with Spring</text:p>
            </draw:text-box>
          </draw:frame>
        </presentation:notes>
      </draw:page>
      <draw:page draw:name="page7" draw:style-name="dp1" draw:master-page-name="Default">
        <office:forms form:automatic-focus="false" form:apply-design-mode="false"/>
        <draw:frame presentation:style-name="pr4" draw:text-style-name="P2" draw:layer="layout" svg:width="17.476cm" svg:height="2.753cm" svg:x="0.957cm" svg:y="0.225cm" presentation:class="title" presentation:user-transformed="true">
          <draw:text-box>
            <text:p text:style-name="P7">Topics in this session</text:p>
          </draw:text-box>
        </draw:frame>
        <draw:frame presentation:style-name="pr5" draw:text-style-name="P9" draw:layer="layout" svg:width="21.855cm" svg:height="11.219cm" svg:x="1.745cm" svg:y="4.657cm" presentation:class="outline" presentation:user-transformed="true">
          <draw:text-box>
            <text:list text:style-name="L5">
              <text:list-item>
                <text:p text:style-name="P8"><text:span text:style-name="T4">Goal of the Spring Framework</text:span></text:p>
              </text:list-item>
            </text:list>
            <text:list text:style-name="L5">
              <text:list-item>
                <text:p text:style-name="P8">Spring’s role in enterprise application architecture</text:p>
              </text:list-item>
            </text:list>
            <text:list text:style-name="L6">
              <text:list-item>
                <text:list>
                  <text:list-item>
                    <text:p text:style-name="P11">Core support</text:p>
                  </text:list-item>
                </text:list>
              </text:list-item>
            </text:list>
            <text:list text:style-name="L6">
              <text:list-item>
                <text:list>
                  <text:list-item>
                    <text:p text:style-name="P11">Web application development support</text:p>
                  </text:list-item>
                </text:list>
              </text:list-item>
            </text:list>
            <text:list text:style-name="L6">
              <text:list-item>
                <text:list>
                  <text:list-item>
                    <text:p text:style-name="P11">Enterprise application development support</text:p>
                  </text:list-item>
                </text:list>
              </text:list-item>
            </text:list>
            <text:list text:style-name="L5">
              <text:list-item>
                <text:p text:style-name="P8">The Spring triangle</text:p>
              </text:list-item>
            </text:list>
            <text:list text:style-name="L5">
              <text:list-item>
                <text:p text:style-name="P17"/>
              </text:list-item>
            </text:list>
            <text:list text:style-name="L5">
              <text:list-item>
                <text:p text:style-name="P17"/>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7"/>
          <draw:frame presentation:style-name="pr7" draw:text-style-name="P18" draw:layer="layout" svg:width="16.254cm" svg:height="12.027cm" svg:x="2.033cm" svg:y="12.668cm" presentation:class="notes" presentation:placeholder="true">
            <draw:text-box/>
          </draw:frame>
        </presentation:notes>
      </draw:page>
      <draw:page draw:name="Goal of the Spring Framework" draw:style-name="dp1" draw:master-page-name="Default">
        <draw:frame presentation:style-name="pr4" draw:text-style-name="P2" draw:layer="layout" svg:width="17.476cm" svg:height="2.999cm" svg:x="0.957cm" svg:y="0.225cm" presentation:class="title" presentation:user-transformed="true">
          <draw:text-box>
            <text:p text:style-name="P7">Goal of the Spring Framework</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Provide comprehensive infrastructural support for developing enterprise Java™ applications</text:p>
              </text:list-item>
            </text:list>
            <text:list text:style-name="L7">
              <text:list-item>
                <text:list>
                  <text:list-item>
                    <text:p text:style-name="P20">Spring deals with the plumbing</text:p>
                  </text:list-item>
                </text:list>
              </text:list-item>
            </text:list>
            <text:list text:style-name="L7">
              <text:list-item>
                <text:list>
                  <text:list-item>
                    <text:p text:style-name="P20">So you can focus on solving the domain problem</text:p>
                  </text:list-item>
                </text:list>
              </text:list-item>
            </text:list>
            <text:list text:style-name="L7">
              <text:list-item>
                <text:p text:style-name="P21"/>
              </text:list-item>
            </text:list>
            <text:list text:style-name="L7">
              <text:list-item>
                <text:p text:style-name="P21"/>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8"/>
          <draw:frame presentation:style-name="pr6" draw:text-style-name="P2" draw:layer="layout" svg:width="16.254cm" svg:height="12cm" svg:x="2.033cm" svg:y="12.668cm" presentation:class="notes" presentation:user-transformed="true">
            <draw:text-box>
              <text:p text:style-name="P6">Emphasize how Spring aims to be the best provider of infrastructure support for Java application developers</text:p>
              <text:p text:style-name="P10"><text:tab/>- It does the dirty work to deal with infrastructure complexity</text:p>
              <text:p text:style-name="P10"><text:tab/>- Leaving your code focused on the domain</text:p>
              <text:p text:style-name="P6">Provides structure for developing applications consistently, with a focus on solving the problem at a hand</text:p>
              <text:p text:style-name="P6"/>
              <text:p text:style-name="P6"/>
            </draw:text-box>
          </draw:frame>
        </presentation:notes>
      </draw:page>
      <draw:page draw:name="Spring’s Support  (1)" draw:style-name="dp1" draw:master-page-name="Default">
        <draw:frame presentation:style-name="pr4" draw:text-style-name="P2" draw:layer="layout" svg:width="17.476cm" svg:height="2.753cm" svg:x="0.957cm" svg:y="0.225cm" presentation:class="title" presentation:user-transformed="true">
          <draw:text-box>
            <text:p text:style-name="P7">Spring’s Support <text:s/>(1)</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Core support</text:p>
              </text:list-item>
            </text:list>
            <text:list text:style-name="L7">
              <text:list-item>
                <text:list>
                  <text:list-item>
                    <text:p text:style-name="P20">Application Configuration</text:p>
                  </text:list-item>
                </text:list>
              </text:list-item>
            </text:list>
            <text:list text:style-name="L7">
              <text:list-item>
                <text:list>
                  <text:list-item>
                    <text:p text:style-name="P20">Enterprise Integration</text:p>
                  </text:list-item>
                </text:list>
              </text:list-item>
            </text:list>
            <text:list text:style-name="L7">
              <text:list-item>
                <text:list>
                  <text:list-item>
                    <text:p text:style-name="P20">Testing</text:p>
                  </text:list-item>
                </text:list>
              </text:list-item>
            </text:list>
            <text:list text:style-name="L7">
              <text:list-item>
                <text:list>
                  <text:list-item>
                    <text:p text:style-name="P20">Data Access</text:p>
                  </text:list-item>
                </text:list>
              </text:list-item>
            </text:list>
            <text:list text:style-name="L7">
              <text:list-item>
                <text:p text:style-name="P21"/>
              </text:list-item>
            </text:list>
            <text:list text:style-name="L7">
              <text:list-item>
                <text:p text:style-name="P21"/>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9"/>
          <draw:frame presentation:style-name="pr6" draw:text-style-name="P2" draw:layer="layout" svg:width="16.254cm" svg:height="12cm" svg:x="2.033cm" svg:y="12.668cm" presentation:class="notes" presentation:user-transformed="true">
            <draw:text-box>
              <text:p text:style-name="P6">Note how you’ll find that Spring’s Core support is usable in a wide range of environments and classes of applications (standalone, web, enterprise)</text:p>
              <text:p text:style-name="P6"/>
              <text:p text:style-name="P6">Application Configuration = Provides support for configuring your application system</text:p>
              <text:p text:style-name="P6">Enterprise Integration = Provides support for integrating enterprise services into your application to take advantage of the power of the Java EE platform without the complexity - this point is more about Spring enabling enterprise integration as a “integration platform” rather than the specifics of the development libraries / support we provide in this area (which is covered later)</text:p>
              <text:p text:style-name="P6">Testing = Making testing easier</text:p>
              <text:p text:style-name="P6">Data Access = Making it easier to work with databases</text:p>
              <text:p text:style-name="P6"/>
            </draw:text-box>
          </draw:frame>
        </presentation:notes>
      </draw:page>
      <draw:page draw:name="Application Configuration" draw:style-name="dp1" draw:master-page-name="Default">
        <draw:frame presentation:style-name="pr4" draw:text-style-name="P22" draw:layer="layout" svg:width="17.476cm" svg:height="2.753cm" svg:x="0.957cm" svg:y="0.225cm" presentation:class="title" presentation:user-transformed="true">
          <draw:text-box>
            <text:p text:style-name="P7">Application Configuration</text:p>
          </draw:text-box>
        </draw:frame>
        <draw:frame presentation:style-name="pr5" draw:text-style-name="P23" draw:layer="layout" svg:width="21.855cm" svg:height="11.219cm" svg:x="1.745cm" svg:y="4.657cm" presentation:class="outline" presentation:user-transformed="true">
          <draw:text-box>
            <text:list text:style-name="L7">
              <text:list-item>
                <text:p text:style-name="P19">A typical application system consists of several parts working together to carry out a use case</text:p>
              </text:list-item>
            </text:list>
            <text:list text:style-name="L7">
              <text:list-item>
                <text:p text:style-name="P21"/>
              </text:list-item>
            </text:list>
          </draw:text-box>
        </draw:frame>
        <draw:custom-shape draw:name="Rectangle 5" draw:style-name="gr2" draw:text-style-name="P25" draw:layer="layout" svg:width="4.869cm" svg:height="2.328cm" svg:x="6.773cm" svg:y="9.525cm">
          <text:p text:style-name="P24"><text:span text:style-name="T5">Component A</text:span></text:p>
          <draw:enhanced-geometry svg:viewBox="0 0 21600 21600" draw:type="rectangle" draw:enhanced-path="M 0 0 L 21600 0 21600 21600 0 21600 0 0 Z N"/>
        </draw:custom-shape>
        <draw:line draw:name="Line 11" draw:style-name="gr3" draw:text-style-name="P26" draw:layer="layout" svg:x1="11.642cm" svg:y1="10.795cm" svg:x2="13.97cm" svg:y2="10.795cm">
          <text:p text:style-name="P18"/>
        </draw:line>
        <draw:line draw:name="Line 12" draw:style-name="gr3" draw:text-style-name="P26" draw:layer="layout" svg:x1="9.313cm" svg:y1="11.853cm" svg:x2="9.313cm" svg:y2="13.547cm">
          <text:p text:style-name="P18"/>
        </draw:line>
        <draw:line draw:name="Line 13" draw:style-name="gr3" draw:text-style-name="P26" draw:layer="layout" svg:x1="4.233cm" svg:y1="10.795cm" svg:x2="6.773cm" svg:y2="10.795cm">
          <text:p text:style-name="P18"/>
        </draw:line>
        <draw:custom-shape draw:name="Rectangle 20" draw:style-name="gr2" draw:text-style-name="P25" draw:layer="layout" svg:width="4.657cm" svg:height="2.328cm" svg:x="13.97cm" svg:y="9.525cm">
          <text:p text:style-name="P24"><text:span text:style-name="T5">Component B</text:span></text:p>
          <draw:enhanced-geometry svg:viewBox="0 0 21600 21600" draw:type="rectangle" draw:enhanced-path="M 0 0 L 21600 0 21600 21600 0 21600 0 0 Z N"/>
        </draw:custom-shape>
        <draw:custom-shape draw:name="Rectangle 21" draw:style-name="gr2" draw:text-style-name="P25" draw:layer="layout" svg:width="4.869cm" svg:height="2.328cm" svg:x="6.773cm" svg:y="13.547cm">
          <text:p text:style-name="P24"><text:span text:style-name="T5">Component C</text:span></text:p>
          <draw:enhanced-geometry svg:viewBox="0 0 21600 21600" draw:type="rectangle" draw:enhanced-path="M 0 0 L 21600 0 21600 21600 0 21600 0 0 Z N"/>
        </draw:custom-shap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0"/>
          <draw:frame presentation:style-name="pr6" draw:text-style-name="P2" draw:layer="layout" svg:width="16.254cm" svg:height="12cm" svg:x="2.033cm" svg:y="12.668cm" presentation:class="notes" presentation:user-transformed="true">
            <draw:text-box>
              <text:list text:style-name="L4">
                <text:list-item>
                  <text:p text:style-name="P6">This slide builds motivation for the need for a configuration framework</text:p>
                </text:list-item>
              </text:list>
              <text:list text:style-name="L8">
                <text:list-item>
                  <text:p text:style-name="P27">Simply highlight that most real-world applications are designed into components that collaborate to carry out business functionality</text:p>
                </text:list-item>
              </text:list>
              <text:list text:style-name="L8">
                <text:list-item>
                  <text:p text:style-name="P6"/>
                </text:list-item>
              </text:list>
            </draw:text-box>
          </draw:frame>
        </presentation:notes>
      </draw:page>
      <draw:page draw:name="Example: A Money Transfer System" draw:style-name="dp1" draw:master-page-name="Default">
        <draw:frame presentation:style-name="pr4" draw:text-style-name="P22" draw:layer="layout" svg:width="17.476cm" svg:height="2.999cm" svg:x="0.957cm" svg:y="0.225cm" presentation:class="title" presentation:user-transformed="true">
          <draw:text-box>
            <text:p text:style-name="P7">Example: A Money Transfer System</text:p>
          </draw:text-box>
        </draw:frame>
        <draw:g draw:name="Group 4">
          <draw:g draw:name="Group 5">
            <draw:custom-shape draw:name="Rectangle 6" draw:style-name="gr4" draw:text-style-name="P5" draw:layer="layout" svg:width="5.078cm" svg:height="1.27cm" svg:x="2.963cm" svg:y="4.657cm">
              <text:p text:style-name="P18"/>
              <draw:enhanced-geometry svg:viewBox="0 0 21600 21600" draw:type="rectangle" draw:enhanced-path="M 0 0 L 21600 0 21600 21600 0 21600 0 0 Z N"/>
            </draw:custom-shape>
            <draw:custom-shape draw:name="Rectangle 7" draw:style-name="gr5" draw:text-style-name="P25" draw:layer="layout" svg:width="5.078cm" svg:height="0.973cm" svg:x="2.963cm" svg:y="4.868cm">
              <text:p text:style-name="P24"><text:span text:style-name="T6">TransferService</text:span></text:p>
              <draw:enhanced-geometry svg:viewBox="0 0 21600 21600" draw:type="rectangle" draw:enhanced-path="M 0 0 L 21600 0 21600 21600 0 21600 0 0 Z N"/>
            </draw:custom-shape>
          </draw:g>
          <draw:line draw:name="Line 8" draw:style-name="gr6" draw:text-style-name="P26" draw:layer="layout" svg:x1="5.502cm" svg:y1="5.927cm" svg:x2="5.502cm" svg:y2="16.933cm">
            <text:p text:style-name="P18"/>
          </draw:line>
        </draw:g>
        <draw:g draw:name="Group 9" draw:id="id1">
          <draw:line draw:name="Line 10" draw:style-name="gr3" draw:text-style-name="P26" draw:layer="layout" svg:x1="0.44cm" svg:y1="8.254cm" svg:x2="5.07cm" svg:y2="8.254cm">
            <text:p text:style-name="P18"/>
          </draw:line>
          <draw:custom-shape draw:name="Text Box 11" draw:style-name="gr5" draw:text-style-name="P25" draw:layer="layout" svg:width="5.291cm" svg:height="2.397cm" svg:x="0cm" svg:y="7.408cm">
            <text:p text:style-name="P24"><text:span text:style-name="T5">transfer(</text:span></text:p>
            <text:p text:style-name="P24"><text:span text:style-name="T5">“</text:span><text:span text:style-name="T5">300.00”,</text:span></text:p>
            <text:p text:style-name="P24"><text:span text:style-name="T5">“</text:span><text:span text:style-name="T5">1”, “2”)</text:span></text:p>
            <draw:enhanced-geometry svg:viewBox="0 0 21600 21600" draw:type="mso-spt202" draw:enhanced-path="M 0 0 L 21600 0 21600 21600 0 21600 0 0 Z N"/>
          </draw:custom-shape>
        </draw:g>
        <draw:g draw:name="Group 63">
          <draw:custom-shape draw:name="Rectangle 13" draw:style-name="gr4" draw:text-style-name="P5" draw:layer="layout" svg:width="3.598cm" svg:height="1.27cm" svg:x="15.452cm" svg:y="4.657cm">
            <text:p text:style-name="P18"/>
            <draw:enhanced-geometry svg:viewBox="0 0 21600 21600" draw:type="rectangle" draw:enhanced-path="M 0 0 L 21600 0 21600 21600 0 21600 0 0 Z N"/>
          </draw:custom-shape>
          <draw:custom-shape draw:name="Rectangle 14" draw:style-name="gr7" draw:text-style-name="P25" draw:layer="layout" svg:width="3.387cm" svg:height="0.973cm" svg:x="15.663cm" svg:y="4.868cm">
            <text:p text:style-name="P24"><text:span text:style-name="T5">Account 1</text:span></text:p>
            <draw:enhanced-geometry svg:viewBox="0 0 21600 21600" draw:type="rectangle" draw:enhanced-path="M 0 0 L 21600 0 21600 21600 0 21600 0 0 Z N"/>
          </draw:custom-shape>
          <draw:line draw:name="Line 15" draw:style-name="gr6" draw:text-style-name="P26" draw:layer="layout" svg:x1="17.145cm" svg:y1="5.927cm" svg:x2="17.145cm" svg:y2="16.933cm">
            <text:p text:style-name="P18"/>
          </draw:line>
        </draw:g>
        <draw:g draw:name="Group 19" draw:id="id7">
          <draw:line draw:name="Line 20" draw:style-name="gr8" draw:text-style-name="P26" draw:layer="layout" svg:x1="5.714cm" svg:y1="16.51cm" svg:x2="-0.001cm" svg:y2="16.51cm">
            <text:p text:style-name="P18"/>
          </draw:line>
          <draw:custom-shape draw:name="Text Box 21" draw:style-name="gr5" draw:text-style-name="P25" draw:layer="layout" svg:width="3.969cm" svg:height="0.973cm" svg:x="0.793cm" svg:y="15.663cm">
            <text:p text:style-name="P24"><text:span text:style-name="T5">confirmation</text:span></text:p>
            <draw:enhanced-geometry svg:viewBox="0 0 21600 21600" draw:type="mso-spt202" draw:enhanced-path="M 0 0 L 21600 0 21600 21600 0 21600 0 0 Z N"/>
          </draw:custom-shape>
        </draw:g>
        <draw:g draw:name="Group 22" draw:id="id5">
          <draw:line draw:name="Line 23" draw:style-name="gr3" draw:text-style-name="P26" draw:layer="layout" svg:x1="5.844cm" svg:y1="12.488cm" svg:x2="17.083cm" svg:y2="12.488cm">
            <text:p text:style-name="P18"/>
          </draw:line>
          <draw:custom-shape draw:name="Text Box 24" draw:style-name="gr5" draw:text-style-name="P25" draw:layer="layout" svg:width="12.488cm" svg:height="0.973cm" svg:x="5.503cm" svg:y="11.642cm">
            <text:p text:style-name="P24"><text:span text:style-name="T5">debit(“300.00”)</text:span></text:p>
            <draw:enhanced-geometry svg:viewBox="0 0 21600 21600" draw:type="mso-spt202" draw:enhanced-path="M 0 0 L 21600 0 21600 21600 0 21600 0 0 Z N"/>
          </draw:custom-shape>
        </draw:g>
        <draw:g draw:name="Group 25">
          <draw:g draw:name="Group 26">
            <draw:custom-shape draw:name="Rectangle 27" draw:style-name="gr9" draw:text-style-name="P5" draw:layer="layout" svg:width="5.925cm" svg:height="1.27cm" svg:x="8.89cm" svg:y="4.657cm">
              <text:p text:style-name="P18"/>
              <draw:enhanced-geometry svg:viewBox="0 0 21600 21600" draw:type="rectangle" draw:enhanced-path="M 0 0 L 21600 0 21600 21600 0 21600 0 0 Z N"/>
            </draw:custom-shape>
            <draw:custom-shape draw:name="Rectangle 28" draw:style-name="gr10" draw:text-style-name="P25" draw:layer="layout" svg:width="5.925cm" svg:height="0.973cm" svg:x="8.89cm" svg:y="4.868cm">
              <text:p text:style-name="P24"><text:span text:style-name="T7">AccountRepository</text:span></text:p>
              <draw:enhanced-geometry svg:viewBox="0 0 21600 21600" draw:type="rectangle" draw:enhanced-path="M 0 0 L 21600 0 21600 21600 0 21600 0 0 Z N"/>
            </draw:custom-shape>
          </draw:g>
          <draw:line draw:name="Line 29" draw:style-name="gr6" draw:text-style-name="P26" draw:layer="layout" svg:x1="11.711cm" svg:y1="5.927cm" svg:x2="11.711cm" svg:y2="16.933cm">
            <text:p text:style-name="P18"/>
          </draw:line>
        </draw:g>
        <draw:g draw:name="Group 45" draw:id="id3">
          <draw:line draw:name="Line 46" draw:style-name="gr3" draw:text-style-name="P26" draw:layer="layout" svg:x1="6.02cm" svg:y1="8.89cm" svg:x2="11.717cm" svg:y2="8.89cm">
            <text:p text:style-name="P18"/>
          </draw:line>
          <draw:custom-shape draw:name="Text Box 47" draw:style-name="gr5" draw:text-style-name="P25" draw:layer="layout" svg:width="6.562cm" svg:height="0.973cm" svg:x="5.503cm" svg:y="8.043cm">
            <text:p text:style-name="P24"><text:span text:style-name="T5">loadAccount(“1”);</text:span></text:p>
            <draw:enhanced-geometry svg:viewBox="0 0 21600 21600" draw:type="mso-spt202" draw:enhanced-path="M 0 0 L 21600 0 21600 21600 0 21600 0 0 Z N"/>
          </draw:custom-shape>
        </draw:g>
        <draw:custom-shape draw:name="Rectangle 48" draw:style-name="gr11" draw:text-style-name="P5" draw:id="id2" draw:layer="layout" svg:width="0.847cm" svg:height="8.255cm" svg:x="5.08cm" svg:y="8.255cm">
          <text:p text:style-name="P18"/>
          <draw:enhanced-geometry svg:viewBox="0 0 21600 21600" draw:type="rectangle" draw:enhanced-path="M 0 0 L 21600 0 21600 21600 0 21600 0 0 Z N"/>
        </draw:custom-shape>
        <draw:g draw:name="Group 55" draw:id="id6">
          <draw:line draw:name="Line 56" draw:style-name="gr3" draw:text-style-name="P26" draw:layer="layout" svg:x1="5.977cm" svg:y1="14.393cm" svg:x2="21.597cm" svg:y2="14.393cm">
            <text:p text:style-name="P18"/>
          </draw:line>
          <draw:custom-shape draw:name="Text Box 57" draw:style-name="gr5" draw:text-style-name="P25" draw:layer="layout" svg:width="17.355cm" svg:height="0.973cm" svg:x="5.503cm" svg:y="13.547cm">
            <text:p text:style-name="P24"><text:span text:style-name="T5">credit(“300.00”)</text:span></text:p>
            <draw:enhanced-geometry svg:viewBox="0 0 21600 21600" draw:type="mso-spt202" draw:enhanced-path="M 0 0 L 21600 0 21600 21600 0 21600 0 0 Z N"/>
          </draw:custom-shape>
        </draw:g>
        <draw:g draw:name="Group 62">
          <draw:custom-shape draw:name="Rectangle 53" draw:style-name="gr4" draw:text-style-name="P5" draw:layer="layout" svg:width="3.598cm" svg:height="1.27cm" svg:x="19.685cm" svg:y="4.657cm">
            <text:p text:style-name="P18"/>
            <draw:enhanced-geometry svg:viewBox="0 0 21600 21600" draw:type="rectangle" draw:enhanced-path="M 0 0 L 21600 0 21600 21600 0 21600 0 0 Z N"/>
          </draw:custom-shape>
          <draw:custom-shape draw:name="Rectangle 54" draw:style-name="gr7" draw:text-style-name="P25" draw:layer="layout" svg:width="3.386cm" svg:height="0.973cm" svg:x="19.897cm" svg:y="4.868cm">
            <text:p text:style-name="P24"><text:span text:style-name="T5">Account 2</text:span></text:p>
            <draw:enhanced-geometry svg:viewBox="0 0 21600 21600" draw:type="rectangle" draw:enhanced-path="M 0 0 L 21600 0 21600 21600 0 21600 0 0 Z N"/>
          </draw:custom-shape>
          <draw:line draw:name="Line 58" draw:style-name="gr6" draw:text-style-name="P26" draw:layer="layout" svg:x1="21.59cm" svg:y1="5.927cm" svg:x2="21.59cm" svg:y2="16.933cm">
            <text:p text:style-name="P18"/>
          </draw:line>
        </draw:g>
        <draw:g draw:name="Group 59" draw:id="id4">
          <draw:line draw:name="Line 60" draw:style-name="gr3" draw:text-style-name="P26" draw:layer="layout" svg:x1="6.02cm" svg:y1="10.795cm" svg:x2="11.717cm" svg:y2="10.795cm">
            <text:p text:style-name="P18"/>
          </draw:line>
          <draw:custom-shape draw:name="Text Box 61" draw:style-name="gr5" draw:text-style-name="P25" draw:layer="layout" svg:width="6.562cm" svg:height="0.973cm" svg:x="5.503cm" svg:y="9.948cm">
            <text:p text:style-name="P24"><text:span text:style-name="T5">loadAccount(“2”);</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1"/>
          <draw:frame presentation:style-name="pr6" draw:text-style-name="P2" draw:layer="layout" svg:width="16.254cm" svg:height="12cm" svg:x="2.033cm" svg:y="12.668cm" presentation:class="notes" presentation:user-transformed="true">
            <draw:text-box>
              <text:p text:style-name="P6">Note how the system involves objects working together to accomplish a transfer money operation</text:p>
              <text:p text:style-name="P6"/>
            </draw:text-box>
          </draw:frame>
        </presentation:notes>
      </draw:page>
      <draw:page draw:name="Spring’s Configuration Support" draw:style-name="dp1" draw:master-page-name="Default">
        <draw:frame presentation:style-name="pr4" draw:text-style-name="P2" draw:layer="layout" svg:width="17.476cm" svg:height="2.999cm" svg:x="0.957cm" svg:y="0.225cm" presentation:class="title" presentation:user-transformed="true">
          <draw:text-box>
            <text:p text:style-name="P7">Spring’s Configuration Support</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Spring provides support for assembling such an application system from its parts</text:p>
              </text:list-item>
            </text:list>
            <text:list text:style-name="L7">
              <text:list-item>
                <text:list>
                  <text:list-item>
                    <text:p text:style-name="P20">Parts do not worry about finding each other</text:p>
                  </text:list-item>
                </text:list>
              </text:list-item>
            </text:list>
            <text:list text:style-name="L7">
              <text:list-item>
                <text:list>
                  <text:list-item>
                    <text:p text:style-name="P20">Any part can easily be swapped out</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2"/>
          <draw:frame presentation:style-name="pr6" draw:text-style-name="P2" draw:layer="layout" svg:width="16.254cm" svg:height="12cm" svg:x="2.033cm" svg:y="12.668cm" presentation:class="notes" presentation:user-transformed="true">
            <draw:text-box>
              <text:p text:style-name="P6">Raise the question: how do all these parts get configured when the application starts? <text:s/>How do they get hooked up?</text:p>
              <text:p text:style-name="P6">Explain how Spring addresses this core problem</text:p>
              <text:p text:style-name="P6">At it’s core Spring is a configuration framework</text:p>
              <text:p text:style-name="P6"/>
              <text:p text:style-name="P6">Should be able to use any version of the component.</text:p>
            </draw:text-box>
          </draw:frame>
        </presentation:notes>
      </draw:page>
      <draw:page draw:name="Money Transfer System Assembly" draw:style-name="dp1" draw:master-page-name="Default">
        <draw:frame presentation:style-name="pr4" draw:text-style-name="P22" draw:layer="layout" svg:width="17.476cm" svg:height="2.999cm" svg:x="0.957cm" svg:y="0.225cm" presentation:class="title" presentation:user-transformed="true">
          <draw:text-box>
            <text:p text:style-name="P7">Money Transfer System Assembly</text:p>
          </draw:text-box>
        </draw:frame>
        <draw:g draw:name="Group 4" draw:id="id12">
          <draw:custom-shape draw:name="Rectangle 5" draw:style-name="gr4" draw:text-style-name="P5" draw:layer="layout" svg:width="6.985cm" svg:height="2.328cm" svg:x="9.102cm" svg:y="6.138cm">
            <text:p text:style-name="P18"/>
            <draw:enhanced-geometry svg:viewBox="0 0 21600 21600" draw:type="rectangle" draw:enhanced-path="M 0 0 L 21600 0 21600 21600 0 21600 0 0 Z N"/>
          </draw:custom-shape>
          <draw:custom-shape draw:name="Rectangle 6" draw:style-name="gr5" draw:text-style-name="P25" draw:layer="layout" svg:width="6.985cm" svg:height="0.973cm" svg:x="9.102cm" svg:y="6.773cm">
            <text:p text:style-name="P24"><text:span text:style-name="T6">TransferServiceImpl</text:span></text:p>
            <draw:enhanced-geometry svg:viewBox="0 0 21600 21600" draw:type="rectangle" draw:enhanced-path="M 0 0 L 21600 0 21600 21600 0 21600 0 0 Z N"/>
          </draw:custom-shape>
        </draw:g>
        <draw:g draw:name="Group 7" draw:id="id8">
          <draw:custom-shape draw:name="Rectangle 8" draw:style-name="gr12" draw:text-style-name="P5" draw:layer="layout" svg:width="7.408cm" svg:height="2.328cm" svg:x="8.89cm" svg:y="9.948cm">
            <text:p text:style-name="P18"/>
            <draw:enhanced-geometry svg:viewBox="0 0 21600 21600" draw:type="rectangle" draw:enhanced-path="M 0 0 L 21600 0 21600 21600 0 21600 0 0 Z N"/>
          </draw:custom-shape>
          <draw:custom-shape draw:name="Rectangle 9" draw:style-name="gr5" draw:text-style-name="P25" draw:layer="layout" svg:width="7.408cm" svg:height="0.973cm" svg:x="8.89cm" svg:y="10.583cm">
            <text:p text:style-name="P24"><text:span text:style-name="T7">JdbcAccountRepository</text:span></text:p>
            <draw:enhanced-geometry svg:viewBox="0 0 21600 21600" draw:type="rectangle" draw:enhanced-path="M 0 0 L 21600 0 21600 21600 0 21600 0 0 Z N"/>
          </draw:custom-shape>
        </draw:g>
        <draw:custom-shape draw:name="AutoShape 10" draw:style-name="gr13" draw:text-style-name="P5" draw:layer="layout" svg:width="11.007cm" svg:height="7.832cm" svg:x="6.985cm" svg:y="4.868cm">
          <text:p text:style-name="P1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11" draw:style-name="gr3" draw:text-style-name="P26" draw:id="id15" draw:layer="layout" svg:width="0cm" svg:height="1.48cm" svg:x="12.7cm" svg:y="8.467cm" svg:viewBox="0 0 0 1481" draw:points="0,0 0,1481">
          <text:p text:style-name="P18"/>
        </draw:polyline>
        <draw:custom-shape draw:name="Rectangle 12" draw:style-name="gr5" draw:text-style-name="P25" draw:layer="layout" svg:width="8.255cm" svg:height="0.973cm" svg:x="8.678cm" svg:y="4.868cm">
          <text:p text:style-name="P24"><text:span text:style-name="T5">Spring</text:span></text:p>
          <draw:enhanced-geometry svg:viewBox="0 0 21600 21600" draw:type="rectangle" draw:enhanced-path="M 0 0 L 21600 0 21600 21600 0 21600 0 0 Z N"/>
        </draw:custom-shape>
        <draw:frame presentation:style-name="pr8" draw:text-style-name="P29" draw:id="id10" draw:layer="layout" svg:width="15.214cm" svg:height="2.704cm" svg:x="5.08cm" svg:y="13.122cm" presentation:class="outline" presentation:user-transformed="true">
          <draw:text-box>
            <text:list text:style-name="L9">
              <text:list-item>
                <text:p text:id="id11" text:style-name="P28"><text:span text:style-name="T8">(1) </text:span><text:span text:style-name="T9">new</text:span><text:span text:style-name="T8"> JdbcAccountRepository(…);</text:span></text:p>
              </text:list-item>
            </text:list>
            <text:list text:style-name="L9">
              <text:list-item>
                <text:p text:id="id14" text:style-name="P28"><text:span text:style-name="T8">(2) </text:span><text:span text:style-name="T9">new</text:span><text:span text:style-name="T8"> TransferServiceImpl();</text:span></text:p>
              </text:list-item>
            </text:list>
            <text:list text:style-name="L9">
              <text:list-item>
                <text:p text:id="id17" text:style-name="P28"><text:span text:style-name="T8">(3) service.setAccountRepository(repository);</text:span></text:p>
              </text:list-item>
            </text:list>
          </draw:text-box>
        </draw:frame>
        <draw:g draw:name="Group 48" draw:id="id9">
          <draw:line draw:name="Line 42" draw:style-name="gr14" draw:text-style-name="P26" draw:layer="layout" svg:x1="20.107cm" svg:y1="11.852cm" svg:x2="16.086cm" svg:y2="11.217cm">
            <text:p text:style-name="P18"/>
          </draw:line>
          <draw:custom-shape draw:name="Text Box 43" draw:style-name="gr15" draw:text-style-name="P31" draw:layer="layout" svg:width="2.386cm" svg:height="1.053cm" svg:x="19.901cm" svg:y="11.43cm">
            <text:p text:style-name="P30"><text:span text:style-name="T10">Part 1</text:span></text:p>
            <draw:enhanced-geometry svg:viewBox="0 0 21600 21600" draw:type="mso-spt202" draw:enhanced-path="M 0 0 L 21600 0 21600 21600 0 21600 0 0 Z N"/>
          </draw:custom-shape>
        </draw:g>
        <draw:g draw:name="Group 49" draw:id="id13">
          <draw:line draw:name="Line 44" draw:style-name="gr14" draw:text-style-name="P26" draw:layer="layout" svg:x1="19.261cm" svg:y1="6.628cm" svg:x2="15.662cm" svg:y2="7.197cm">
            <text:p text:style-name="P18"/>
          </draw:line>
          <draw:custom-shape draw:name="Text Box 45" draw:style-name="gr15" draw:text-style-name="P31" draw:layer="layout" svg:width="2.386cm" svg:height="1.053cm" svg:x="19.054cm" svg:y="6.138cm">
            <text:p text:style-name="P30"><text:span text:style-name="T10">Part 2</text:span></text:p>
            <draw:enhanced-geometry svg:viewBox="0 0 21600 21600" draw:type="mso-spt202" draw:enhanced-path="M 0 0 L 21600 0 21600 21600 0 21600 0 0 Z N"/>
          </draw:custom-shape>
        </draw:g>
        <draw:g draw:name="Group 50" draw:id="id16">
          <draw:line draw:name="Line 46" draw:style-name="gr14" draw:text-style-name="P26" draw:layer="layout" svg:x1="5.715cm" svg:y1="9.102cm" svg:x2="12.488cm" svg:y2="9.102cm">
            <text:p text:style-name="P18"/>
          </draw:line>
          <draw:custom-shape draw:name="Text Box 47" draw:style-name="gr15" draw:text-style-name="P31" draw:layer="layout" svg:width="3.567cm" svg:height="1.053cm" svg:x="2.33cm" svg:y="8.467cm">
            <text:p text:style-name="P30"><text:span text:style-name="T10">Assembly</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anim:sub-item="background" smil:attributeName="visibility" smil:to="visible"/>
                </anim:par>
                <anim:par smil:begin="0s" smil:fill="hold" presentation:node-type="with-previous" presentation:group-id="0"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3"/>
          <draw:frame presentation:style-name="pr6" draw:text-style-name="P2" draw:layer="layout" svg:width="16.254cm" svg:height="12cm" svg:x="2.033cm" svg:y="12.668cm" presentation:class="notes" presentation:user-transformed="true">
            <draw:text-box>
              <text:p text:style-name="P6"><text:span text:style-name="T3">This is an example of Sprng assembling a system from its parts.</text:span></text:p>
              <text:p text:style-name="P6"><text:span text:style-name="T3">Spring creates each part and then wires them together based on their intrinsic dependencies. <text:s/>It does this so you don’t have to.</text:span></text:p>
            </draw:text-box>
          </draw:frame>
        </presentation:notes>
      </draw:page>
      <draw:page draw:name="Parts are Just Plain Java Objects" draw:style-name="dp1" draw:master-page-name="Default">
        <draw:frame presentation:style-name="pr4" draw:text-style-name="P2" draw:layer="layout" svg:width="17.476cm" svg:height="2.999cm" svg:x="0.957cm" svg:y="0.225cm" presentation:class="title" presentation:user-transformed="true">
          <draw:text-box>
            <text:p text:style-name="P7">Parts are Just Plain Java Objects</text:p>
          </draw:text-box>
        </draw:frame>
        <draw:frame presentation:style-name="pr9" draw:text-style-name="P9" draw:id="id22" draw:layer="layout" svg:width="20.32cm" svg:height="7.198cm" svg:x="1.482cm" svg:y="9.312cm" presentation:class="outline" presentation:user-transformed="true">
          <draw:text-box>
            <text:list text:style-name="L10">
              <text:list-item>
                <text:p text:style-name="P28"><text:span text:style-name="T9">public class</text:span><text:span text:style-name="T8"> TransferServiceImpl </text:span><text:span text:style-name="T9">implements</text:span><text:span text:style-name="T8"> TransferService {</text:span></text:p>
              </text:list-item>
            </text:list>
            <text:list text:style-name="L10">
              <text:list-item>
                <text:p text:style-name="P28"><text:span text:style-name="T9"><text:s text:c="4"/></text:span><text:span text:style-name="T9">private</text:span><text:span text:style-name="T8"> AccountRepository </text:span><text:span text:style-name="T11">accountRepository</text:span><text:span text:style-name="T8">;</text:span></text:p>
              </text:list-item>
            </text:list>
            <text:list text:style-name="L9">
              <text:list-item>
                <text:p text:style-name="P28"><text:span text:style-name="T8"/></text:p>
              </text:list-item>
            </text:list>
            <text:list text:style-name="L10">
              <text:list-item>
                <text:p text:style-name="P28"><text:span text:style-name="T9"><text:s text:c="4"/></text:span><text:span text:style-name="T9">public void</text:span><text:span text:style-name="T8"> setAccountRepository(AccountRepository ar) {</text:span></text:p>
              </text:list-item>
            </text:list>
            <text:list text:style-name="L9">
              <text:list-item>
                <text:p text:style-name="P28"><text:span text:style-name="T8"><text:s text:c="8"/></text:span><text:span text:style-name="T11">accountRepository</text:span><text:span text:style-name="T8"> = ar;</text:span></text:p>
              </text:list-item>
            </text:list>
            <text:list text:style-name="L9">
              <text:list-item>
                <text:p text:style-name="P28"><text:span text:style-name="T8"><text:s text:c="4"/></text:span><text:span text:style-name="T8">}</text:span></text:p>
              </text:list-item>
            </text:list>
            <text:list text:style-name="L9">
              <text:list-item>
                <text:p text:style-name="P28"><text:span text:style-name="T8"><text:s text:c="4"/>…</text:span></text:p>
              </text:list-item>
            </text:list>
            <text:list text:style-name="L9">
              <text:list-item>
                <text:p text:style-name="P28"><text:span text:style-name="T8">}</text:span></text:p>
              </text:list-item>
            </text:list>
          </draw:text-box>
        </draw:frame>
        <draw:custom-shape draw:name="Rectangle 5" draw:style-name="gr16" draw:text-style-name="P5" draw:id="id18" draw:layer="layout" svg:width="20.32cm" svg:height="3.387cm" svg:x="1.482cm" svg:y="4.868cm">
          <text:p text:style-name="P32"><text:span text:style-name="T9">public class</text:span><text:span text:style-name="T8"> JdbcAccountRepository</text:span><text:span text:style-name="T9"> implements </text:span><text:span text:style-name="T8">AccountRepository {</text:span></text:p>
          <text:p text:style-name="P32"><text:span text:style-name="T8"><text:s text:c="5"/>…</text:span></text:p>
          <text:p text:style-name="P32"><text:span text:style-name="T8">}</text:span></text:p>
          <draw:enhanced-geometry svg:viewBox="0 0 21600 21600" draw:type="rectangle" draw:enhanced-path="M 0 0 L 21600 0 21600 21600 0 21600 0 0 Z N"/>
        </draw:custom-shape>
        <draw:custom-shape draw:name="Text Box 12" draw:style-name="gr15" draw:text-style-name="P5" draw:id="id19" draw:layer="layout" svg:width="2.763cm" svg:height="1.205cm" svg:x="22.016cm" svg:y="5.927cm">
          <text:p text:style-name="P30"><text:span text:style-name="T12">Part 1</text:span></text:p>
          <draw:enhanced-geometry svg:viewBox="0 0 21600 21600" draw:type="mso-spt202" draw:enhanced-path="M 0 0 L 21600 0 21600 21600 0 21600 0 0 Z N"/>
        </draw:custom-shape>
        <draw:custom-shape draw:name="Text Box 13" draw:style-name="gr17" draw:text-style-name="P5" draw:id="id25" draw:layer="layout" svg:width="12.912cm" svg:height="2.637cm" svg:x="10.16cm" svg:y="14.817cm">
          <text:p text:style-name="P30"><text:span text:style-name="T10">Depends on service interface;</text:span></text:p>
          <text:p text:style-name="P30"><text:span text:style-name="T10">conceals complexity of implementation;</text:span></text:p>
          <text:p text:style-name="P30"><text:span text:style-name="T10">allows for swapping out implementation</text:span></text:p>
          <draw:enhanced-geometry svg:viewBox="0 0 21600 21600" draw:type="mso-spt202" draw:enhanced-path="M 0 0 L 21600 0 21600 21600 0 21600 0 0 Z N"/>
        </draw:custom-shape>
        <draw:polyline draw:name="Line 14" draw:style-name="gr3" draw:text-style-name="P26" draw:id="id24" draw:layer="layout" svg:width="0cm" svg:height="2.328cm" svg:x="15.875cm" svg:y="12.487cm" svg:viewBox="0 0 0 2329" draw:points="0,2329 0,0">
          <text:p text:style-name="P18"/>
        </draw:polyline>
        <draw:custom-shape draw:name="Text Box 15" draw:style-name="gr15" draw:text-style-name="P5" draw:id="id23" draw:layer="layout" svg:width="2.763cm" svg:height="1.205cm" svg:x="22.016cm" svg:y="11.853cm">
          <text:p text:style-name="P30"><text:span text:style-name="T12">Part 2</text:span></text:p>
          <draw:enhanced-geometry svg:viewBox="0 0 21600 21600" draw:type="mso-spt202" draw:enhanced-path="M 0 0 L 21600 0 21600 21600 0 21600 0 0 Z N"/>
        </draw:custom-shape>
        <draw:custom-shape draw:name="Text Box 13" draw:style-name="gr17" draw:text-style-name="P5" draw:id="id21" draw:layer="layout" svg:width="10.16cm" svg:height="1.053cm" svg:x="7.62cm" svg:y="6.773cm">
          <text:p text:style-name="P30"><text:span text:style-name="T10">Implements a service interface</text:span></text:p>
          <draw:enhanced-geometry svg:viewBox="0 0 21600 21600" draw:type="mso-spt202" draw:enhanced-path="M 0 0 L 21600 0 21600 21600 0 21600 0 0 Z N"/>
        </draw:custom-shape>
        <draw:polyline draw:name="Line 14" draw:style-name="gr3" draw:text-style-name="P26" draw:id="id20" draw:layer="layout" svg:width="1.057cm" svg:height="1.057cm" svg:x="6.562cm" svg:y="6.35cm" svg:viewBox="0 0 1058 1058" draw:points="1058,1058 0,0">
          <text:p text:style-name="P18"/>
        </draw:polylin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smil:begin="0s" smil:fill="hold" presentation:node-type="with-previous" presentation:group-id="0"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4"/>
          <draw:frame presentation:style-name="pr6" draw:text-style-name="P2" draw:layer="layout" svg:width="16.254cm" svg:height="12cm" svg:x="2.033cm" svg:y="12.668cm" presentation:class="notes" presentation:user-transformed="true">
            <draw:text-box>
              <text:p text:style-name="P6">Parts are just plain java objects connected by their interfaces</text:p>
              <text:p text:style-name="P6"/>
              <text:p text:style-name="P6">“What is a POJO?”</text:p>
              <text:p text:style-name="P6">Note that “Plain Java” means no you write code with no dependencies on infrastructure, and minimal dependencies overall</text:p>
              <text:p text:style-name="P6">Emphasize that the code you’ll be writing will be YOUR CODE focused on the business problem, and not tied to Spring or any other framework</text:p>
              <text:p text:style-name="P6">Component express their dependencies very explicitly. <text:s/>It’s clear what each part needs to work, and interface-based assembly allows for interchanging part implementations very easily.</text:p>
              <text:p text:style-name="P6"/>
            </draw:text-box>
          </draw:frame>
        </presentation:notes>
      </draw:page>
      <draw:page draw:name="Swapping Out Part Implementations" draw:style-name="dp1" draw:master-page-name="Default">
        <draw:g draw:name="Group 41">
          <draw:custom-shape draw:name="Rectangle 42" draw:style-name="gr18" draw:text-style-name="P5" draw:layer="layout" svg:width="5.08cm" svg:height="1.059cm" svg:x="19.05cm" svg:y="10.583cm">
            <text:p text:style-name="P18"/>
            <draw:enhanced-geometry svg:viewBox="0 0 21600 21600" draw:mirror-horizontal="false" draw:mirror-vertical="false" draw:type="rectangle" draw:enhanced-path="M 0 0 L 21600 0 21600 21600 0 21600 0 0 Z N"/>
          </draw:custom-shape>
          <draw:custom-shape draw:name="Rectangle 43" draw:style-name="gr19" draw:text-style-name="P25" draw:layer="layout" svg:width="5.08cm" svg:height="1.001cm" svg:x="19.05cm" svg:y="10.583cm">
            <text:p text:style-name="P25"><text:span text:style-name="T6">For Jdbc</text:span></text:p>
            <draw:enhanced-geometry svg:viewBox="0 0 21600 21600" draw:mirror-horizontal="false" draw:mirror-vertical="false" draw:type="rectangle" draw:enhanced-path="M 0 0 L 21600 0 21600 21600 0 21600 0 0 Z N"/>
          </draw:custom-shape>
        </draw:g>
        <draw:frame presentation:style-name="pr4" draw:text-style-name="P22" draw:layer="layout" svg:width="17.476cm" svg:height="2.999cm" svg:x="0.957cm" svg:y="0.225cm" presentation:class="title" presentation:user-transformed="true">
          <draw:text-box>
            <text:p text:style-name="P7">Swapping Out Part Implementations</text:p>
          </draw:text-box>
        </draw:frame>
        <draw:g draw:name="Group 3">
          <draw:custom-shape draw:name="Rectangle 4" draw:style-name="gr4" draw:text-style-name="P5" draw:layer="layout" svg:width="6.985cm" svg:height="2.328cm" svg:x="9.102cm" svg:y="6.138cm">
            <text:p text:style-name="P18"/>
            <draw:enhanced-geometry svg:viewBox="0 0 21600 21600" draw:mirror-horizontal="false" draw:mirror-vertical="false" draw:type="rectangle" draw:enhanced-path="M 0 0 L 21600 0 21600 21600 0 21600 0 0 Z N"/>
          </draw:custom-shape>
          <draw:custom-shape draw:name="Rectangle 5" draw:style-name="gr20" draw:text-style-name="P25" draw:layer="layout" svg:width="6.985cm" svg:height="0.973cm" svg:x="9.102cm" svg:y="6.773cm">
            <text:p text:style-name="P25"><text:span text:style-name="T6">TransferServiceImpl</text:span></text:p>
            <draw:enhanced-geometry svg:viewBox="0 0 21600 21600" draw:mirror-horizontal="false" draw:mirror-vertical="false" draw:type="rectangle" draw:enhanced-path="M 0 0 L 21600 0 21600 21600 0 21600 0 0 Z N"/>
          </draw:custom-shape>
        </draw:g>
        <draw:g draw:name="Group 6">
          <draw:custom-shape draw:name="Rectangle 7" draw:style-name="gr12" draw:text-style-name="P5" draw:layer="layout" svg:width="7.408cm" svg:height="2.328cm" svg:x="8.89cm" svg:y="9.948cm">
            <text:p text:style-name="P18"/>
            <draw:enhanced-geometry svg:viewBox="0 0 21600 21600" draw:mirror-horizontal="false" draw:mirror-vertical="false" draw:type="rectangle" draw:enhanced-path="M 0 0 L 21600 0 21600 21600 0 21600 0 0 Z N"/>
          </draw:custom-shape>
          <draw:custom-shape draw:name="Rectangle 8" draw:style-name="gr20" draw:text-style-name="P25" draw:layer="layout" svg:width="7.408cm" svg:height="0.973cm" svg:x="8.89cm" svg:y="10.583cm">
            <text:p text:style-name="P25"><text:span text:style-name="T7">JdbcAccountRepository</text:span></text:p>
            <draw:enhanced-geometry svg:viewBox="0 0 21600 21600" draw:mirror-horizontal="false" draw:mirror-vertical="false" draw:type="rectangle" draw:enhanced-path="M 0 0 L 21600 0 21600 21600 0 21600 0 0 Z N"/>
          </draw:custom-shape>
        </draw:g>
        <draw:line draw:name="Line 10" draw:style-name="gr3" draw:text-style-name="P26" draw:layer="layout" svg:x1="12.7cm" svg:y1="8.467cm" svg:x2="12.7cm" svg:y2="9.948cm">
          <text:p text:style-name="P18"/>
        </draw:line>
        <draw:g draw:id="id32">
          <draw:custom-shape draw:name="AutoShape 9" draw:style-name="gr13" draw:text-style-name="P5" draw:layer="layout" svg:width="11.007cm" svg:height="7.832cm" svg:x="6.985cm" svg:y="4.868cm">
            <text:p text:style-name="P18"/>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1" draw:style-name="gr20" draw:text-style-name="P25" draw:layer="layout" svg:width="8.255cm" svg:height="0.973cm" svg:x="8.678cm" svg:y="4.868cm">
            <text:p text:style-name="P25"><text:span text:style-name="T5">Spring</text:span></text:p>
            <draw:enhanced-geometry svg:viewBox="0 0 21600 21600" draw:mirror-horizontal="false" draw:mirror-vertical="false" draw:type="rectangle" draw:enhanced-path="M 0 0 L 21600 0 21600 21600 0 21600 0 0 Z N"/>
          </draw:custom-shape>
        </draw:g>
        <draw:frame presentation:style-name="pr10" draw:text-style-name="P34" draw:layer="layout" svg:width="14.394cm" svg:height="2.497cm" svg:x="5.503cm" svg:y="13.547cm" presentation:class="outline" presentation:user-transformed="true">
          <draw:text-box>
            <text:list text:style-name="L9">
              <text:list-item>
                <text:p text:style-name="P33"><text:span text:style-name="T6">(1) </text:span><text:span text:style-name="T13">new</text:span><text:span text:style-name="T6"> JdbcAccountRepository(…);</text:span></text:p>
              </text:list-item>
            </text:list>
            <text:list text:style-name="L9">
              <text:list-item>
                <text:p text:style-name="P33"><text:span text:style-name="T6">(2) </text:span><text:span text:style-name="T13">new</text:span><text:span text:style-name="T6"> TransferServiceImpl();</text:span></text:p>
              </text:list-item>
            </text:list>
            <text:list text:style-name="L9">
              <text:list-item>
                <text:p text:style-name="P33"><text:span text:style-name="T6">(3) service.setAccountRepository(repository);</text:span></text:p>
              </text:list-item>
            </text:list>
          </draw:text-box>
        </draw:frame>
        <draw:g draw:name="Group 13" draw:id="id26">
          <draw:custom-shape draw:name="Rectangle 14" draw:style-name="gr12" draw:text-style-name="P5" draw:layer="layout" svg:width="8.677cm" svg:height="2.328cm" svg:x="8.255cm" svg:y="9.948cm">
            <text:p text:style-name="P18"/>
            <draw:enhanced-geometry svg:viewBox="0 0 21600 21600" draw:mirror-horizontal="false" draw:mirror-vertical="false" draw:type="rectangle" draw:enhanced-path="M 0 0 L 21600 0 21600 21600 0 21600 0 0 Z N"/>
          </draw:custom-shape>
          <draw:custom-shape draw:name="Rectangle 15" draw:style-name="gr20" draw:text-style-name="P25" draw:layer="layout" svg:width="8.677cm" svg:height="0.973cm" svg:x="8.255cm" svg:y="10.583cm">
            <text:p text:style-name="P25"><text:span text:style-name="T7">HibernateAccountRepository</text:span></text:p>
            <draw:enhanced-geometry svg:viewBox="0 0 21600 21600" draw:mirror-horizontal="false" draw:mirror-vertical="false" draw:type="rectangle" draw:enhanced-path="M 0 0 L 21600 0 21600 21600 0 21600 0 0 Z N"/>
          </draw:custom-shape>
        </draw:g>
        <draw:custom-shape draw:name="Rectangle 16" draw:style-name="gr21" draw:text-style-name="P36" draw:id="id27" draw:layer="layout" svg:width="14.605cm" svg:height="2.54cm" svg:x="5.292cm" svg:y="13.547cm">
          <text:p text:style-name="P35"><text:span text:style-name="T14">(1) </text:span><text:span text:style-name="T15">new</text:span><text:span text:style-name="T14"> HibernateAccountRepository(…);</text:span></text:p>
          <text:p text:style-name="P35"><text:span text:style-name="T6">(2) </text:span><text:span text:style-name="T13">new</text:span><text:span text:style-name="T6"> TransferServiceImpl();</text:span></text:p>
          <text:p text:style-name="P35"><text:span text:style-name="T6">(3) service.setAccountRepository(repository);</text:span></text:p>
          <draw:enhanced-geometry svg:viewBox="0 0 21600 21600" draw:mirror-horizontal="false" draw:mirror-vertical="false" draw:type="rectangle" draw:enhanced-path="M 0 0 L 21600 0 21600 21600 0 21600 0 0 Z N"/>
        </draw:custom-shape>
        <draw:g draw:name="Group 17" draw:id="id29">
          <draw:custom-shape draw:name="Rectangle 18" draw:style-name="gr12" draw:text-style-name="P5" draw:layer="layout" svg:width="8.677cm" svg:height="2.328cm" svg:x="8.255cm" svg:y="9.948cm">
            <text:p text:style-name="P18"/>
            <draw:enhanced-geometry svg:viewBox="0 0 21600 21600" draw:mirror-horizontal="false" draw:mirror-vertical="false" draw:type="rectangle" draw:enhanced-path="M 0 0 L 21600 0 21600 21600 0 21600 0 0 Z N"/>
          </draw:custom-shape>
          <draw:custom-shape draw:name="Rectangle 19" draw:style-name="gr20" draw:text-style-name="P25" draw:layer="layout" svg:width="8.677cm" svg:height="0.973cm" svg:x="8.255cm" svg:y="10.583cm">
            <text:p text:style-name="P25"><text:span text:style-name="T7">StubAccountRepository</text:span></text:p>
            <draw:enhanced-geometry svg:viewBox="0 0 21600 21600" draw:mirror-horizontal="false" draw:mirror-vertical="false" draw:type="rectangle" draw:enhanced-path="M 0 0 L 21600 0 21600 21600 0 21600 0 0 Z N"/>
          </draw:custom-shape>
        </draw:g>
        <draw:custom-shape draw:name="Rectangle 20" draw:style-name="gr22" draw:text-style-name="P36" draw:id="id30" draw:layer="layout" svg:width="14.605cm" svg:height="2.54cm" svg:x="5.292cm" svg:y="13.547cm">
          <text:p text:style-name="P35"><text:span text:style-name="T14">(1) </text:span><text:span text:style-name="T15">new</text:span><text:span text:style-name="T14"> StubAccountRepository();</text:span></text:p>
          <text:p text:style-name="P35"><text:span text:style-name="T6">(2) </text:span><text:span text:style-name="T13">new</text:span><text:span text:style-name="T6"> TransferServiceImpl();</text:span></text:p>
          <text:p text:style-name="P35"><text:span text:style-name="T6">(3) service.setAccountRepository(repository);</text:span></text:p>
          <draw:enhanced-geometry svg:viewBox="0 0 21600 21600" draw:mirror-horizontal="false" draw:mirror-vertical="false" draw:type="rectangle" draw:enhanced-path="M 0 0 L 21600 0 21600 21600 0 21600 0 0 Z N"/>
        </draw:custom-shape>
        <draw:g draw:name="Group 33" draw:id="id28">
          <draw:custom-shape draw:name="Rectangle 31" draw:style-name="gr18" draw:text-style-name="P5" draw:layer="layout" svg:width="5.08cm" svg:height="1.032cm" svg:x="19.023cm" svg:y="10.558cm">
            <text:p text:style-name="P18"/>
            <draw:enhanced-geometry svg:viewBox="0 0 21600 21600" draw:mirror-horizontal="false" draw:mirror-vertical="false" draw:type="rectangle" draw:enhanced-path="M 0 0 L 21600 0 21600 21600 0 21600 0 0 Z N"/>
          </draw:custom-shape>
          <draw:custom-shape draw:name="Rectangle 32" draw:style-name="gr23" draw:text-style-name="P25" draw:layer="layout" svg:width="5.08cm" svg:height="1.115cm" svg:x="19.023cm" svg:y="10.558cm">
            <text:p text:style-name="P25"><text:span text:style-name="T5">For Hibernate</text:span></text:p>
            <draw:enhanced-geometry svg:viewBox="0 0 21600 21600" draw:mirror-horizontal="false" draw:mirror-vertical="false" draw:type="rectangle" draw:enhanced-path="M 0 0 L 21600 0 21600 21600 0 21600 0 0 Z N"/>
          </draw:custom-shape>
        </draw:g>
        <draw:g draw:name="Group 38" draw:id="id31">
          <draw:custom-shape draw:name="Rectangle 39" draw:style-name="gr18" draw:text-style-name="P5" draw:layer="layout" svg:width="5.08cm" svg:height="1.064cm" svg:x="19.024cm" svg:y="10.583cm">
            <text:p text:style-name="P18"/>
            <draw:enhanced-geometry svg:viewBox="0 0 21600 21600" draw:mirror-horizontal="false" draw:mirror-vertical="false" draw:type="rectangle" draw:enhanced-path="M 0 0 L 21600 0 21600 21600 0 21600 0 0 Z N"/>
          </draw:custom-shape>
          <draw:custom-shape draw:name="Rectangle 40" draw:style-name="gr24" draw:text-style-name="P25" draw:layer="layout" svg:width="5.08cm" svg:height="1.049cm" svg:x="19.024cm" svg:y="10.583cm">
            <text:p text:style-name="P25"><text:span text:style-name="T5">For Unit Testing</text:span></text:p>
            <draw:enhanced-geometry svg:viewBox="0 0 21600 21600" draw:mirror-horizontal="false" draw:mirror-vertical="false" draw:type="rectangle" draw:enhanced-path="M 0 0 L 21600 0 21600 21600 0 21600 0 0 Z N"/>
          </draw:custom-shape>
        </draw:g>
        <draw:line draw:name="Line 44" draw:style-name="gr14" draw:text-style-name="P26" draw:layer="layout" svg:x1="19.05cm" svg:y1="11.217cm" svg:x2="16.51cm" svg:y2="10.582cm">
          <text:p text:style-name="P18"/>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xit" presentation:preset-id="ooo-exit-disappear">
                  <anim:set smil:begin="0s" smil:dur="0.001s" smil:fill="hold" smil:targetElement="id32" smil:attributeName="visibility" smil:to="hidden"/>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5"/>
          <draw:frame presentation:style-name="pr11" draw:text-style-name="P2" draw:layer="layout" svg:width="16.254cm" svg:height="12cm" svg:x="2.033cm" svg:y="12.668cm" presentation:class="notes" presentation:user-transformed="true">
            <draw:text-box>
              <text:p text:style-name="P6">Note the 3 different environments being illustrated here</text:p>
              <text:p text:style-name="P10"><text:tab/>- You can go from a JDBC-based environment, to a Hibernate environment, to a test environment without impacting your business logic</text:p>
              <text:p text:style-name="P6">Spring enables this by allowing parts to be assembled through their interfaces and subsequently swapped out</text:p>
              <text:p text:style-name="P6"/>
            </draw:text-box>
          </draw:frame>
        </presentation:notes>
      </draw:page>
      <draw:page draw:name="Enterprise Integration" draw:style-name="dp1" draw:master-page-name="Default">
        <draw:frame presentation:style-name="pr4" draw:text-style-name="P2" draw:layer="layout" svg:width="17.476cm" svg:height="2.753cm" svg:x="0.957cm" svg:y="0.225cm" presentation:class="title" presentation:user-transformed="true">
          <draw:text-box>
            <text:p text:style-name="P7">Enterprise Integration</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Enterprise applications do not work in isolation</text:p>
              </text:list-item>
            </text:list>
            <text:list text:style-name="L7">
              <text:list-item>
                <text:p text:style-name="P19">They require enterprise services and resources</text:p>
              </text:list-item>
            </text:list>
            <text:list text:style-name="L7">
              <text:list-item>
                <text:list>
                  <text:list-item>
                    <text:p text:style-name="P20">Database Connection Pool</text:p>
                  </text:list-item>
                </text:list>
              </text:list-item>
            </text:list>
            <text:list text:style-name="L7">
              <text:list-item>
                <text:list>
                  <text:list-item>
                    <text:p text:style-name="P20">Database Transactions</text:p>
                  </text:list-item>
                </text:list>
              </text:list-item>
            </text:list>
            <text:list text:style-name="L7">
              <text:list-item>
                <text:list>
                  <text:list-item>
                    <text:p text:style-name="P20">Security</text:p>
                  </text:list-item>
                </text:list>
              </text:list-item>
            </text:list>
            <text:list text:style-name="L7">
              <text:list-item>
                <text:list>
                  <text:list-item>
                    <text:p text:style-name="P20">Messaging</text:p>
                  </text:list-item>
                </text:list>
              </text:list-item>
            </text:list>
            <text:list text:style-name="L7">
              <text:list-item>
                <text:list>
                  <text:list-item>
                    <text:p text:style-name="P20">Remote Access</text:p>
                  </text:list-item>
                </text:list>
              </text:list-item>
            </text:list>
            <text:list text:style-name="L7">
              <text:list-item>
                <text:list>
                  <text:list-item>
                    <text:p text:style-name="P20">Caching</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6"/>
          <draw:frame presentation:style-name="pr11" draw:text-style-name="P2" draw:layer="layout" svg:width="16.254cm" svg:height="12cm" svg:x="2.033cm" svg:y="12.668cm" presentation:class="notes" presentation:user-transformed="true">
            <draw:text-box>
              <text:p text:style-name="P6">Emphasize in the real world our applications don’t run in a vacuum; they operate within an enterprise environment</text:p>
              <text:p text:style-name="P10"><text:tab/>- They use databases</text:p>
              <text:p text:style-name="P10"><text:tab/>- They need network services</text:p>
              <text:p text:style-name="P10"><text:tab/>- They need be secured</text:p>
              <text:p text:style-name="P6">These types of enterprise services must be integrated into our application without increasing complexity</text:p>
            </draw:text-box>
          </draw:frame>
        </presentation:notes>
      </draw:page>
      <draw:page draw:name="Spring Enterprise Integration" draw:style-name="dp1" draw:master-page-name="Default">
        <draw:frame presentation:style-name="pr4" draw:text-style-name="P2" draw:layer="layout" svg:width="17.476cm" svg:height="2.753cm" svg:x="0.957cm" svg:y="0.225cm" presentation:class="title" presentation:user-transformed="true">
          <draw:text-box>
            <text:p text:style-name="P7">Spring Enterprise Integration</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Spring helps you integrate powerful enterprise services into your application</text:p>
              </text:list-item>
            </text:list>
            <text:list text:style-name="L7">
              <text:list-item>
                <text:list>
                  <text:list-item>
                    <text:p text:style-name="P20">While keeping your application code simple and <text:s/>testable</text:p>
                  </text:list-item>
                </text:list>
              </text:list-item>
            </text:list>
            <text:list text:style-name="L7">
              <text:list-item>
                <text:p text:style-name="P19">Plugs into all Java EE™ application servers</text:p>
              </text:list-item>
            </text:list>
            <text:list text:style-name="L7">
              <text:list-item>
                <text:list>
                  <text:list-item>
                    <text:p text:style-name="P20">While capable of standalone usage</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7"/>
          <draw:frame presentation:style-name="pr11" draw:text-style-name="P2" draw:layer="layout" svg:width="16.254cm" svg:height="12cm" svg:x="2.033cm" svg:y="12.668cm" presentation:class="notes" presentation:user-transformed="true">
            <draw:text-box>
              <text:p text:style-name="P6">Examples of services that can be integrated:</text:p>
              <text:p text:style-name="P10"><text:tab/>Transactions: you can make your application transactional without complicating or impacting your business logic</text:p>
              <text:p text:style-name="P10"><text:tab/>Remote access: you can make your services remotely accessible without weighing your business logic down with heavyweight remote access APIs</text:p>
              <text:p text:style-name="P6">You can integrate these kinds of enterprise services in any environment, from system test to standalone application to full blown Java EE server. <text:s/>You can vary infrastructure services across environments.</text:p>
              <text:p text:style-name="P6"/>
              <text:p text:style-name="P6"/>
            </draw:text-box>
          </draw:frame>
        </presentation:notes>
      </draw:page>
      <draw:page draw:name="Enterprise Money Transfer  with Spring" draw:style-name="dp1" draw:master-page-name="Default">
        <draw:frame presentation:style-name="pr12" draw:text-style-name="P22" draw:layer="layout" svg:width="22.649cm" svg:height="3.176cm" svg:x="1.057cm" svg:y="0.422cm" presentation:class="title" presentation:user-transformed="true">
          <draw:text-box>
            <text:p text:style-name="P7"><text:span text:style-name="T16">Enterprise Money Transfer </text:span><text:span text:style-name="T16"><text:line-break/></text:span><text:span text:style-name="T16">with Spring</text:span></text:p>
          </draw:text-box>
        </draw:frame>
        <draw:g draw:name="Group 7">
          <draw:custom-shape draw:name="Rectangle 8" draw:style-name="gr4" draw:text-style-name="P5" draw:layer="layout" svg:width="6.35cm" svg:height="2.328cm" svg:x="9.525cm" svg:y="6.138cm">
            <text:p text:style-name="P18"/>
            <draw:enhanced-geometry svg:viewBox="0 0 21600 21600" draw:type="rectangle" draw:enhanced-path="M 0 0 L 21600 0 21600 21600 0 21600 0 0 Z N"/>
          </draw:custom-shape>
          <draw:custom-shape draw:name="Rectangle 9" draw:style-name="gr5" draw:text-style-name="P25" draw:layer="layout" svg:width="6.35cm" svg:height="0.973cm" svg:x="9.525cm" svg:y="6.773cm">
            <text:p text:style-name="P24"><text:span text:style-name="T6">TransferServiceImpl</text:span></text:p>
            <draw:enhanced-geometry svg:viewBox="0 0 21600 21600" draw:type="rectangle" draw:enhanced-path="M 0 0 L 21600 0 21600 21600 0 21600 0 0 Z N"/>
          </draw:custom-shape>
        </draw:g>
        <draw:g draw:name="Group 10">
          <draw:custom-shape draw:name="Rectangle 11" draw:style-name="gr12" draw:text-style-name="P5" draw:layer="layout" svg:width="7.408cm" svg:height="2.328cm" svg:x="8.89cm" svg:y="9.948cm">
            <text:p text:style-name="P18"/>
            <draw:enhanced-geometry svg:viewBox="0 0 21600 21600" draw:type="rectangle" draw:enhanced-path="M 0 0 L 21600 0 21600 21600 0 21600 0 0 Z N"/>
          </draw:custom-shape>
          <draw:custom-shape draw:name="Rectangle 12" draw:style-name="gr5" draw:text-style-name="P25" draw:layer="layout" svg:width="7.408cm" svg:height="0.973cm" svg:x="8.89cm" svg:y="10.583cm">
            <text:p text:style-name="P24"><text:span text:style-name="T7">JdbcAccountRepository</text:span></text:p>
            <draw:enhanced-geometry svg:viewBox="0 0 21600 21600" draw:type="rectangle" draw:enhanced-path="M 0 0 L 21600 0 21600 21600 0 21600 0 0 Z N"/>
          </draw:custom-shape>
        </draw:g>
        <draw:custom-shape draw:name="AutoShape 13" draw:style-name="gr13" draw:text-style-name="P5" draw:layer="layout" svg:width="24.554cm" svg:height="11.642cm" svg:x="0.423cm" svg:y="4.868cm">
          <text:p text:style-name="P1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4" draw:style-name="gr3" draw:text-style-name="P26" draw:layer="layout" svg:x1="12.7cm" svg:y1="8.467cm" svg:x2="12.7cm" svg:y2="9.948cm">
          <text:p text:style-name="P18"/>
        </draw:line>
        <draw:custom-shape draw:name="Rectangle 15" draw:style-name="gr5" draw:text-style-name="P25" draw:layer="layout" svg:width="8.255cm" svg:height="0.973cm" svg:x="8.678cm" svg:y="4.868cm">
          <text:p text:style-name="P24"><text:span text:style-name="T5">Spring</text:span></text:p>
          <draw:enhanced-geometry svg:viewBox="0 0 21600 21600" draw:type="rectangle" draw:enhanced-path="M 0 0 L 21600 0 21600 21600 0 21600 0 0 Z N"/>
        </draw:custom-shape>
        <draw:g draw:name="Group 36" draw:id="id37">
          <draw:custom-shape draw:name="Rectangle 37" draw:style-name="gr25" draw:text-style-name="P5" draw:layer="layout" svg:width="6.773cm" svg:height="2.328cm" svg:x="17.145cm" svg:y="6.138cm">
            <text:p text:style-name="P18"/>
            <draw:enhanced-geometry svg:viewBox="0 0 21600 21600" draw:type="rectangle" draw:enhanced-path="M 0 0 L 21600 0 21600 21600 0 21600 0 0 Z N"/>
          </draw:custom-shape>
          <draw:custom-shape draw:name="Rectangle 38" draw:style-name="gr26" draw:text-style-name="P25" draw:layer="layout" svg:width="6.773cm" svg:height="0.973cm" svg:x="17.145cm" svg:y="6.773cm">
            <text:p text:style-name="P24"><text:span text:style-name="T7">TransactionManager</text:span></text:p>
            <draw:enhanced-geometry svg:viewBox="0 0 21600 21600" draw:type="rectangle" draw:enhanced-path="M 0 0 L 21600 0 21600 21600 0 21600 0 0 Z N"/>
          </draw:custom-shape>
        </draw:g>
        <draw:g draw:name="Group 39" draw:id="id34">
          <draw:custom-shape draw:name="Rectangle 40" draw:style-name="gr25" draw:text-style-name="P5" draw:layer="layout" svg:width="7.408cm" svg:height="2.328cm" svg:x="8.89cm" svg:y="13.758cm">
            <text:p text:style-name="P18"/>
            <draw:enhanced-geometry svg:viewBox="0 0 21600 21600" draw:type="rectangle" draw:enhanced-path="M 0 0 L 21600 0 21600 21600 0 21600 0 0 Z N"/>
          </draw:custom-shape>
          <draw:custom-shape draw:name="Rectangle 41" draw:style-name="gr26" draw:text-style-name="P25" draw:layer="layout" svg:width="7.408cm" svg:height="0.973cm" svg:x="8.89cm" svg:y="14.393cm">
            <text:p text:style-name="P24"><text:span text:style-name="T7">DataSource</text:span></text:p>
            <draw:enhanced-geometry svg:viewBox="0 0 21600 21600" draw:type="rectangle" draw:enhanced-path="M 0 0 L 21600 0 21600 21600 0 21600 0 0 Z N"/>
          </draw:custom-shape>
        </draw:g>
        <draw:polyline draw:name="Line 42" draw:style-name="gr3" draw:text-style-name="P26" draw:id="id33" draw:layer="layout" svg:width="0cm" svg:height="1.48cm" svg:x="12.7cm" svg:y="12.277cm" svg:viewBox="0 0 0 1481" draw:points="0,0 0,1481">
          <text:p text:style-name="P18"/>
        </draw:polyline>
        <draw:g draw:name="Group 61" draw:id="id40">
          <draw:custom-shape draw:name="Rectangle 44" draw:style-name="gr25" draw:text-style-name="P5" draw:layer="layout" svg:width="7.408cm" svg:height="2.329cm" svg:x="0.847cm" svg:y="6.138cm">
            <text:p text:style-name="P18"/>
            <draw:enhanced-geometry svg:viewBox="0 0 21600 21600" draw:type="rectangle" draw:enhanced-path="M 0 0 L 21600 0 21600 21600 0 21600 0 0 Z N"/>
          </draw:custom-shape>
          <draw:custom-shape draw:name="Rectangle 45" draw:style-name="gr26" draw:text-style-name="P25" draw:layer="layout" svg:width="7.408cm" svg:height="1.685cm" svg:x="0.847cm" svg:y="6.35cm">
            <text:p text:style-name="P24"><text:span text:style-name="T7">SoapWebService</text:span></text:p>
            <text:p text:style-name="P24"><text:span text:style-name="T7">Exporter</text:span></text:p>
            <draw:enhanced-geometry svg:viewBox="0 0 21600 21600" draw:type="rectangle" draw:enhanced-path="M 0 0 L 21600 0 21600 21600 0 21600 0 0 Z N"/>
          </draw:custom-shape>
        </draw:g>
        <draw:polyline draw:name="Line 46" draw:style-name="gr3" draw:text-style-name="P26" draw:id="id39" draw:layer="layout" svg:width="1.269cm" svg:height="0cm" svg:x="8.255cm" svg:y="7.197cm" svg:viewBox="0 0 1270 0" draw:points="0,0 1270,0">
          <text:p text:style-name="P18"/>
        </draw:polyline>
        <draw:polyline draw:name="Line 47" draw:style-name="gr3" draw:text-style-name="P26" draw:id="id36" draw:layer="layout" svg:width="1.269cm" svg:height="0cm" svg:x="15.875cm" svg:y="7.197cm" svg:viewBox="0 0 1270 0" draw:points="0,0 1270,0">
          <text:p text:style-name="P18"/>
        </draw:polyline>
        <draw:g draw:name="Group 63" draw:id="id35">
          <draw:g draw:name="Group 48">
            <draw:custom-shape draw:name="Rectangle 49" draw:style-name="gr18" draw:text-style-name="P5" draw:layer="layout" svg:width="8.254cm" svg:height="1.058cm" svg:x="16.722cm" svg:y="15.875cm">
              <text:p text:style-name="P18"/>
              <draw:enhanced-geometry svg:viewBox="0 0 21600 21600" draw:type="rectangle" draw:enhanced-path="M 0 0 L 21600 0 21600 21600 0 21600 0 0 Z N"/>
            </draw:custom-shape>
            <draw:custom-shape draw:name="Rectangle 50" draw:style-name="gr17" draw:text-style-name="P25" draw:layer="layout" svg:width="8.254cm" svg:height="0.973cm" svg:x="16.722cm" svg:y="15.875cm">
              <text:p text:style-name="P24"><text:span text:style-name="T5">For DB Connection Pooling</text:span></text:p>
              <draw:enhanced-geometry svg:viewBox="0 0 21600 21600" draw:type="rectangle" draw:enhanced-path="M 0 0 L 21600 0 21600 21600 0 21600 0 0 Z N"/>
            </draw:custom-shape>
          </draw:g>
          <draw:line draw:name="Line 51" draw:style-name="gr14" draw:text-style-name="P26" draw:layer="layout" svg:x1="16.721cm" svg:y1="16.509cm" svg:x2="14.604cm" svg:y2="15.662cm">
            <text:p text:style-name="P18"/>
          </draw:line>
        </draw:g>
        <draw:g draw:name="Group 60" draw:id="id38">
          <draw:g draw:name="Group 52">
            <draw:custom-shape draw:name="Rectangle 53" draw:style-name="gr27" draw:text-style-name="P5" draw:layer="layout" svg:width="6.561cm" svg:height="1.058cm" svg:x="18.203cm" svg:y="9.525cm">
              <text:p text:style-name="P18"/>
              <draw:enhanced-geometry svg:viewBox="0 0 21600 21600" draw:type="rectangle" draw:enhanced-path="M 0 0 L 21600 0 21600 21600 0 21600 0 0 Z N"/>
            </draw:custom-shape>
            <draw:custom-shape draw:name="Rectangle 54" draw:style-name="gr28" draw:text-style-name="P25" draw:layer="layout" svg:width="6.561cm" svg:height="0.973cm" svg:x="18.203cm" svg:y="9.525cm">
              <text:p text:style-name="P24"><text:span text:style-name="T5">For DB Transactions</text:span></text:p>
              <draw:enhanced-geometry svg:viewBox="0 0 21600 21600" draw:type="rectangle" draw:enhanced-path="M 0 0 L 21600 0 21600 21600 0 21600 0 0 Z N"/>
            </draw:custom-shape>
          </draw:g>
          <draw:line draw:name="Line 55" draw:style-name="gr29" draw:text-style-name="P26" draw:layer="layout" svg:x1="21.166cm" svg:y1="9.525cm" svg:x2="20.107cm" svg:y2="8.043cm">
            <text:p text:style-name="P18"/>
          </draw:line>
        </draw:g>
        <draw:g draw:name="Group 62" draw:id="id41">
          <draw:g draw:name="Group 56">
            <draw:custom-shape draw:name="Rectangle 57" draw:style-name="gr18" draw:text-style-name="P5" draw:layer="layout" svg:width="6.561cm" svg:height="1.058cm" svg:x="1.058cm" svg:y="9.737cm">
              <text:p text:style-name="P18"/>
              <draw:enhanced-geometry svg:viewBox="0 0 21600 21600" draw:type="rectangle" draw:enhanced-path="M 0 0 L 21600 0 21600 21600 0 21600 0 0 Z N"/>
            </draw:custom-shape>
            <draw:custom-shape draw:name="Rectangle 58" draw:style-name="gr17" draw:text-style-name="P25" draw:layer="layout" svg:width="6.561cm" svg:height="0.973cm" svg:x="1.058cm" svg:y="9.737cm">
              <text:p text:style-name="P24"><text:span text:style-name="T5">For Remote Access</text:span></text:p>
              <draw:enhanced-geometry svg:viewBox="0 0 21600 21600" draw:type="rectangle" draw:enhanced-path="M 0 0 L 21600 0 21600 21600 0 21600 0 0 Z N"/>
            </draw:custom-shape>
          </draw:g>
          <draw:line draw:name="Line 59" draw:style-name="gr14" draw:text-style-name="P26" draw:layer="layout" svg:x1="4.022cm" svg:y1="9.737cm" svg:x2="4.657cm" svg:y2="8.255cm">
            <text:p text:style-name="P18"/>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8"/>
          <draw:frame presentation:style-name="pr6" draw:text-style-name="P2" draw:layer="layout" svg:width="16.254cm" svg:height="12cm" svg:x="2.033cm" svg:y="12.668cm" presentation:class="notes" presentation:user-transformed="true">
            <draw:text-box>
              <text:p text:style-name="P6"><text:span text:style-name="T3">Shows integrating relevant enterprise services into the example “Money Transfer” application</text:span></text:p>
              <text:p text:style-name="P6"><text:span text:style-name="T3"/></text:p>
              <text:p text:style-name="P6"><text:span text:style-name="T3">Green = Your Application Business Logic</text:span></text:p>
              <text:p text:style-name="P6"><text:span text:style-name="T3">Purple = Your Application Data Access Logic</text:span></text:p>
              <text:p text:style-name="P6"><text:span text:style-name="T3">Red = Framework Infrastructure</text:span></text:p>
              <text:p text:style-name="P6"><text:span text:style-name="T3"/></text:p>
              <text:p text:style-name="P6"><text:span text:style-name="T3">Emphasize how the infrastructure integrated by Spring (in Red) is positioned around your application logic, allowing your application logic to stay clean while giving you the flexibility to swap out infrastructure</text:span></text:p>
              <text:p text:style-name="P6"><text:span text:style-name="T3">across environments</text:span></text:p>
              <text:p text:style-name="P6"><text:span text:style-name="T3"/></text:p>
              <text:p text:style-name="P6"><text:span text:style-name="T3">Emphasize how you scale infrastructure up or down without impacting your application logic (in green and purple)</text:span></text:p>
              <text:p text:style-name="P6"><text:span text:style-name="T3"/></text:p>
              <text:p text:style-name="P37"><text:span text:style-name="T17">Perhaps mention that DataSource may be standalone or managed (JNDI)? and possibly that different TX strategies can be plugged in (keeping it at a very high level of course) - to follow along the "swapping out parts" theme in the preceding slides</text:span></text:p>
            </draw:text-box>
          </draw:frame>
        </presentation:notes>
      </draw:page>
      <draw:page draw:name="Simple Application Code" draw:style-name="dp1" draw:master-page-name="Default">
        <draw:frame presentation:style-name="pr4" draw:text-style-name="P2" draw:layer="layout" svg:width="17.476cm" svg:height="2.753cm" svg:x="0.957cm" svg:y="0.225cm" presentation:class="title" presentation:user-transformed="true">
          <draw:text-box>
            <text:p text:style-name="P7">Simple Application Code</text:p>
          </draw:text-box>
        </draw:frame>
        <draw:custom-shape draw:name="Rectangle 4" draw:style-name="gr16" draw:text-style-name="P5" draw:layer="layout" svg:width="22.437cm" svg:height="7.831cm" svg:x="1.693cm" svg:y="4.657cm">
          <text:p text:style-name="P35"><text:span text:style-name="T13">public class</text:span><text:span text:style-name="T6"> TransferServiceImpl </text:span><text:span text:style-name="T13">implements</text:span><text:span text:style-name="T6"> TransferService {</text:span></text:p>
          <text:p text:id="id42" text:style-name="P35"><text:span text:style-name="T6"><text:s text:c="4"/></text:span><text:span text:style-name="T18">@Transactional</text:span></text:p>
          <text:p text:style-name="P35"><text:span text:style-name="T6"><text:s text:c="4"/></text:span><text:span text:style-name="T13">public void</text:span><text:span text:style-name="T6"> transfer(MonetaryAmount amount,</text:span></text:p>
          <text:p text:style-name="P35"><text:span text:style-name="T6"><text:s text:c="36"/></text:span><text:span text:style-name="T6">String srcAccountId, String targetAccountId) {</text:span></text:p>
          <text:p text:style-name="P35"><text:span text:style-name="T6"><text:s text:c="8"/></text:span><text:span text:style-name="T6">Account src = </text:span><text:span text:style-name="T19">accountRepository</text:span><text:span text:style-name="T6">.loadAccount(srcAccountId);</text:span></text:p>
          <text:p text:style-name="P35"><text:span text:style-name="T6"><text:s text:c="8"/></text:span><text:span text:style-name="T6">Account target = </text:span><text:span text:style-name="T19">accountRepository</text:span><text:span text:style-name="T6">.loadAccount(targetAccountId);</text:span></text:p>
          <text:p text:style-name="P35"><text:span text:style-name="T6"><text:s text:c="8"/></text:span><text:span text:style-name="T6">src.debit(amount);</text:span></text:p>
          <text:p text:style-name="P35"><text:span text:style-name="T6"><text:s text:c="8"/></text:span><text:span text:style-name="T6">target.credit(amount);</text:span></text:p>
          <text:p text:style-name="P35"><text:span text:style-name="T6"><text:s text:c="4"/></text:span><text:span text:style-name="T6">}</text:span></text:p>
          <text:p text:style-name="P35"><text:span text:style-name="T6">}</text:span></text:p>
          <draw:enhanced-geometry svg:viewBox="0 0 21600 21600" draw:type="rectangle" draw:enhanced-path="M 0 0 L 21600 0 21600 21600 0 21600 0 0 Z N"/>
        </draw:custom-shape>
        <draw:g draw:name="Group 19" draw:id="id43">
          <draw:line draw:name="Line 17" draw:style-name="gr3" draw:text-style-name="P26" draw:layer="layout" svg:x1="1.058cm" svg:y1="14.181cm" svg:x2="2.752cm" svg:y2="5.926cm">
            <text:p text:style-name="P18"/>
          </draw:line>
          <draw:custom-shape draw:name="Text Box 18" draw:style-name="gr17" draw:text-style-name="P5" draw:layer="layout" svg:width="9.525cm" svg:height="1.685cm" svg:x="0.423cm" svg:y="14.182cm">
            <text:p text:style-name="P38"><text:span text:style-name="T5">Tells Spring to run this method in a database transac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19"/>
          <draw:frame presentation:style-name="pr13" draw:text-style-name="P18" draw:layer="layout" svg:width="16.254cm" svg:height="12.001cm" svg:x="2.033cm" svg:y="12.668cm" presentation:class="notes" presentation:placeholder="true">
            <draw:text-box/>
          </draw:frame>
        </presentation:notes>
      </draw:page>
      <draw:page draw:name="Powerful Enterprise Services" draw:style-name="dp1" draw:master-page-name="Default">
        <draw:frame presentation:style-name="pr4" draw:text-style-name="P22" draw:layer="layout" svg:width="17.476cm" svg:height="2.753cm" svg:x="0.957cm" svg:y="0.225cm" presentation:class="title" presentation:user-transformed="true">
          <draw:text-box>
            <text:p text:style-name="P7">Powerful Enterprise Services</text:p>
          </draw:text-box>
        </draw:frame>
        <draw:g draw:name="Group 6">
          <draw:custom-shape draw:name="Rectangle 7" draw:style-name="gr4" draw:text-style-name="P5" draw:layer="layout" svg:width="6.562cm" svg:height="2.328cm" svg:x="16.933cm" svg:y="7.408cm">
            <text:p text:style-name="P18"/>
            <draw:enhanced-geometry svg:viewBox="0 0 21600 21600" draw:type="rectangle" draw:enhanced-path="M 0 0 L 21600 0 21600 21600 0 21600 0 0 Z N"/>
          </draw:custom-shape>
          <draw:custom-shape draw:name="Rectangle 8" draw:style-name="gr5" draw:text-style-name="P25" draw:layer="layout" svg:width="6.562cm" svg:height="0.973cm" svg:x="16.933cm" svg:y="8.043cm">
            <text:p text:style-name="P24"><text:span text:style-name="T6">TransferServiceImpl</text:span></text:p>
            <draw:enhanced-geometry svg:viewBox="0 0 21600 21600" draw:type="rectangle" draw:enhanced-path="M 0 0 L 21600 0 21600 21600 0 21600 0 0 Z N"/>
          </draw:custom-shape>
        </draw:g>
        <draw:g draw:name="Group 47" draw:id="id44">
          <draw:custom-shape draw:name="Text Box 10" draw:style-name="gr15" draw:text-style-name="P31" draw:layer="layout" svg:width="6.602cm" svg:height="0.973cm" svg:x="1.699cm" svg:y="7.197cm">
            <text:p text:style-name="P30"><text:span text:style-name="T5">transfer(“$50”, “1”, 2”)</text:span></text:p>
            <draw:enhanced-geometry svg:viewBox="0 0 21600 21600" draw:type="mso-spt202" draw:enhanced-path="M 0 0 L 21600 0 21600 21600 0 21600 0 0 Z N"/>
          </draw:custom-shape>
          <draw:line draw:name="Line 19" draw:style-name="gr3" draw:text-style-name="P26" draw:layer="layout" svg:x1="1.693cm" svg:y1="8.255cm" svg:x2="8.678cm" svg:y2="8.255cm">
            <text:p text:style-name="P18"/>
          </draw:line>
        </draw:g>
        <draw:g draw:name="Group 62" draw:id="id45">
          <draw:custom-shape draw:name="Rectangle 31" draw:style-name="gr25" draw:text-style-name="P5" draw:layer="layout" svg:width="6.985cm" svg:height="2.329cm" svg:x="8.678cm" svg:y="7.408cm">
            <text:p text:style-name="P18"/>
            <draw:enhanced-geometry svg:viewBox="0 0 21600 21600" draw:type="rectangle" draw:enhanced-path="M 0 0 L 21600 0 21600 21600 0 21600 0 0 Z N"/>
          </draw:custom-shape>
          <draw:custom-shape draw:name="Rectangle 32" draw:style-name="gr26" draw:text-style-name="P25" draw:layer="layout" svg:width="6.985cm" svg:height="1.685cm" svg:x="8.678cm" svg:y="7.62cm">
            <text:p text:style-name="P24"><text:span text:style-name="T7">Spring</text:span></text:p>
            <text:p text:style-name="P24"><text:span text:style-name="T7">TransactionInterceptor</text:span></text:p>
            <draw:enhanced-geometry svg:viewBox="0 0 21600 21600" draw:type="rectangle" draw:enhanced-path="M 0 0 L 21600 0 21600 21600 0 21600 0 0 Z N"/>
          </draw:custom-shape>
        </draw:g>
        <draw:g draw:name="Group 33" draw:id="id47">
          <draw:custom-shape draw:name="Rectangle 34" draw:style-name="gr25" draw:text-style-name="P5" draw:layer="layout" svg:width="6.985cm" svg:height="2.328cm" svg:x="8.678cm" svg:y="11.853cm">
            <text:p text:style-name="P18"/>
            <draw:enhanced-geometry svg:viewBox="0 0 21600 21600" draw:type="rectangle" draw:enhanced-path="M 0 0 L 21600 0 21600 21600 0 21600 0 0 Z N"/>
          </draw:custom-shape>
          <draw:custom-shape draw:name="Rectangle 35" draw:style-name="gr26" draw:text-style-name="P25" draw:layer="layout" svg:width="6.985cm" svg:height="0.973cm" svg:x="8.678cm" svg:y="12.488cm">
            <text:p text:style-name="P24"><text:span text:style-name="T7">TransactionManager</text:span></text:p>
            <draw:enhanced-geometry svg:viewBox="0 0 21600 21600" draw:type="rectangle" draw:enhanced-path="M 0 0 L 21600 0 21600 21600 0 21600 0 0 Z N"/>
          </draw:custom-shape>
        </draw:g>
        <draw:polyline draw:name="Line 40" draw:style-name="gr3" draw:text-style-name="P26" draw:id="id48" draw:layer="layout" svg:width="1.269cm" svg:height="0cm" svg:x="15.663cm" svg:y="8.255cm" svg:viewBox="0 0 1270 0" draw:points="0,0 1270,0">
          <text:p text:style-name="P18"/>
        </draw:polyline>
        <draw:polyline draw:name="Line 41" draw:style-name="gr8" draw:text-style-name="P26" draw:id="id49" draw:layer="layout" svg:width="1.269cm" svg:height="0cm" svg:x="15.663cm" svg:y="9.102cm" svg:viewBox="0 0 1270 0" draw:points="1270,0 0,0">
          <text:p text:style-name="P18"/>
        </draw:polyline>
        <draw:g draw:name="Group 48" draw:id="id46">
          <draw:line draw:name="Line 43" draw:style-name="gr3" draw:text-style-name="P26" draw:layer="layout" svg:x1="10.795cm" svg:y1="9.754cm" svg:x2="10.795cm" svg:y2="11.871cm">
            <text:p text:style-name="P18"/>
          </draw:line>
          <draw:custom-shape draw:name="Text Box 44" draw:style-name="gr15" draw:text-style-name="P31" draw:layer="layout" svg:width="2.047cm" svg:height="0.973cm" svg:x="9.745cm" svg:y="10.372cm">
            <text:p text:style-name="P30"><text:span text:style-name="T5">begin</text:span></text:p>
            <draw:enhanced-geometry svg:viewBox="0 0 21600 21600" draw:type="mso-spt202" draw:enhanced-path="M 0 0 L 21600 0 21600 21600 0 21600 0 0 Z N"/>
          </draw:custom-shape>
        </draw:g>
        <draw:g draw:name="Group 49" draw:id="id50">
          <draw:line draw:name="Line 42" draw:style-name="gr8" draw:text-style-name="P26" draw:layer="layout" svg:x1="13.97cm" svg:y1="9.754cm" svg:x2="13.97cm" svg:y2="11.871cm">
            <text:p text:style-name="P18"/>
          </draw:line>
          <draw:custom-shape draw:name="Text Box 45" draw:style-name="gr15" draw:text-style-name="P31" draw:layer="layout" svg:width="2.547cm" svg:height="0.973cm" svg:x="12.493cm" svg:y="10.372cm">
            <text:p text:style-name="P30"><text:span text:style-name="T5">commit</text:span></text:p>
            <draw:enhanced-geometry svg:viewBox="0 0 21600 21600" draw:type="mso-spt202" draw:enhanced-path="M 0 0 L 21600 0 21600 21600 0 21600 0 0 Z N"/>
          </draw:custom-shape>
        </draw:g>
        <draw:polyline draw:name="Line 46" draw:style-name="gr8" draw:text-style-name="P26" draw:id="id51" draw:layer="layout" svg:width="6.984cm" svg:height="0cm" svg:x="1.692cm" svg:y="9.102cm" svg:viewBox="0 0 6985 0" draw:points="6985,0 0,0">
          <text:p text:style-name="P18"/>
        </draw:polyline>
        <draw:custom-shape draw:name="AutoShape 50" draw:style-name="gr13" draw:text-style-name="P5" draw:layer="layout" svg:width="16.298cm" svg:height="9.525cm" svg:x="8.255cm" svg:y="6.138cm">
          <text:p text:style-name="P1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1" draw:id="id52">
          <draw:custom-shape draw:name="Text Box 54" draw:style-name="gr5" draw:text-style-name="P39" draw:layer="layout" svg:width="5.653cm" svg:height="3.109cm" svg:x="18.627cm" svg:y="11.853cm">
            <text:p text:style-name="P38"><text:span text:style-name="T5">Transaction management behavior is added around your code</text:span></text:p>
            <draw:enhanced-geometry svg:viewBox="0 0 21600 21600" draw:type="mso-spt202" draw:enhanced-path="M 0 0 L 21600 0 21600 21600 0 21600 0 0 Z N"/>
          </draw:custom-shape>
          <draw:line draw:name="Line 55" draw:style-name="gr14" draw:text-style-name="P26" draw:layer="layout" svg:x1="18.837cm" svg:y1="13.335cm" svg:x2="14.392cm" svg:y2="9.525cm">
            <text:p text:style-name="P18"/>
          </draw:line>
        </draw:g>
        <draw:g draw:name="Group 60" draw:id="id53">
          <draw:line draw:name="Line 57" draw:style-name="gr14" draw:text-style-name="P26" draw:layer="layout" svg:x1="7.197cm" svg:y1="13.969cm" svg:x2="9.313cm" svg:y2="13.546cm">
            <text:p text:style-name="P18"/>
          </draw:line>
          <draw:custom-shape draw:name="Text Box 58" draw:style-name="gr5" draw:text-style-name="P39" draw:layer="layout" svg:width="5.654cm" svg:height="3.821cm" svg:x="1.693cm" svg:y="11.853cm">
            <text:p text:style-name="P38"><text:span text:style-name="T5">You can change transaction managers without affecting your application code</text:span></text:p>
            <draw:enhanced-geometry svg:viewBox="0 0 21600 21600" draw:type="mso-spt202" draw:enhanced-path="M 0 0 L 21600 0 21600 21600 0 21600 0 0 Z N"/>
          </draw:custom-shape>
        </draw:g>
        <draw:custom-shape draw:name="Rectangle 59" draw:style-name="gr5" draw:text-style-name="P25" draw:layer="layout" svg:width="8.255cm" svg:height="0.973cm" svg:x="12.277cm" svg:y="6.138cm">
          <text:p text:style-name="P24"><text:span text:style-name="T5">Spring</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0"/>
          <draw:frame presentation:style-name="pr11" draw:text-style-name="P2" draw:layer="layout" svg:width="16.254cm" svg:height="12cm" svg:x="2.033cm" svg:y="12.668cm" presentation:class="notes" presentation:user-transformed="true">
            <draw:text-box>
              <text:list text:style-name="L4">
                <text:list-item>
                  <text:p text:style-name="P6">Explain that the presence of a simple annotation is enough to configure Spring to add enterprise behaviors (like transaction management) to your application</text:p>
                </text:list-item>
              </text:list>
              <text:list text:style-name="L8">
                <text:list-item>
                  <text:p text:style-name="P27">Without impacting your business logic</text:p>
                </text:list-item>
              </text:list>
              <text:list text:style-name="L8">
                <text:list-item>
                  <text:p text:style-name="P6"/>
                </text:list-item>
              </text:list>
              <text:list text:style-name="L4">
                <text:list-item>
                  <text:p text:style-name="P6">Summarize the simple yet powerful angle: you get clean, simple, testable application code that can be run in the context of powerful enterprise services</text:p>
                </text:list-item>
              </text:list>
              <text:list text:style-name="L4">
                <text:list-item>
                  <text:p text:style-name="P6"/>
                </text:list-item>
              </text:list>
              <text:list text:style-name="L8">
                <text:list-item>
                  <text:p text:style-name="P6"/>
                </text:list-item>
              </text:list>
              <text:list text:style-name="L4">
                <text:list-item>
                  <text:p text:style-name="P6"/>
                </text:list-item>
              </text:list>
            </draw:text-box>
          </draw:frame>
        </presentation:notes>
      </draw:page>
      <draw:page draw:name="Testing" draw:style-name="dp1" draw:master-page-name="Default">
        <draw:frame presentation:style-name="pr4" draw:text-style-name="P2" draw:layer="layout" svg:width="17.476cm" svg:height="2.753cm" svg:x="0.957cm" svg:y="0.225cm" presentation:class="title" presentation:user-transformed="true">
          <draw:text-box>
            <text:p text:style-name="P7">Testing</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Automated testing is essential</text:p>
              </text:list-item>
            </text:list>
            <text:list text:style-name="L7">
              <text:list-item>
                <text:p text:style-name="P19">Spring enables unit testability</text:p>
              </text:list-item>
            </text:list>
            <text:list text:style-name="L7">
              <text:list-item>
                <text:list>
                  <text:list-item>
                    <text:p text:style-name="P20">Decouples objects from their environment</text:p>
                  </text:list-item>
                </text:list>
              </text:list-item>
            </text:list>
            <text:list text:style-name="L7">
              <text:list-item>
                <text:list>
                  <text:list-item>
                    <text:p text:style-name="P20">Making it easier to test each piece of your application in isolation</text:p>
                  </text:list-item>
                </text:list>
              </text:list-item>
            </text:list>
            <text:list text:style-name="L7">
              <text:list-item>
                <text:p text:style-name="P19">Spring provides system testing support</text:p>
              </text:list-item>
            </text:list>
            <text:list text:style-name="L7">
              <text:list-item>
                <text:list>
                  <text:list-item>
                    <text:p text:style-name="P20">Helps you test all the pieces together</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1"/>
          <draw:frame presentation:style-name="pr6" draw:text-style-name="P2" draw:layer="layout" svg:width="16.254cm" svg:height="12cm" svg:x="2.033cm" svg:y="12.668cm" presentation:class="notes" presentation:user-transformed="true">
            <draw:text-box>
              <text:p text:style-name="P6">When talking about how testing is essential</text:p>
              <text:p text:style-name="P10"><text:tab/>- Take a quick poll: who here actually writes tests? <text:s/>Who would say they practice TDD? <text:s/>Give them a feeling if they don’t they will be after they’re done with this course--they’ll experience the value testing provides first hand (if covered).</text:p>
              <text:p text:style-name="P6"/>
              <text:p text:style-name="P6">“If I can’t prove it works, I’m lying to my customer if I say it works”</text:p>
              <text:p text:style-name="P6"/>
              <text:p text:style-name="P6">You’ll see how Spring enables unit testability, and how that will improve code quality</text:p>
              <text:p text:style-name="P6">You’ll see how Spring actually ships support in the framework to ease system testing an application.</text:p>
              <text:p text:style-name="P6"/>
            </draw:text-box>
          </draw:frame>
        </presentation:notes>
      </draw:page>
      <draw:page draw:name="Enabling Unit Testing" draw:style-name="dp1" draw:master-page-name="Default">
        <draw:frame presentation:style-name="pr4" draw:text-style-name="P2" draw:layer="layout" svg:width="17.476cm" svg:height="2.753cm" svg:x="0.957cm" svg:y="0.225cm" presentation:class="title" presentation:user-transformed="true">
          <draw:text-box>
            <text:p text:style-name="P7">Enabling Unit Testing</text:p>
          </draw:text-box>
        </draw:frame>
        <draw:custom-shape draw:name="Rectangle 4" draw:style-name="gr16" draw:text-style-name="P5" draw:layer="layout" svg:width="22.648cm" svg:height="10.795cm" svg:x="1.482cm" svg:y="4.657cm">
          <text:p text:style-name="P35"><text:span text:style-name="T13">public class</text:span><text:span text:style-name="T6"> TransferServiceImplTests </text:span><text:span text:style-name="T13">extends</text:span><text:span text:style-name="T6"> TestCase {</text:span></text:p>
          <text:p text:style-name="P35"><text:span text:style-name="T13"><text:s text:c="4"/></text:span><text:span text:style-name="T13">private</text:span><text:span text:style-name="T6"> TransferServiceImpl </text:span><text:span text:style-name="T19">transferService</text:span><text:span text:style-name="T6">;</text:span></text:p>
          <text:p text:style-name="P35"><text:span text:style-name="T6"/></text:p>
          <text:p text:style-name="P35"><text:span text:style-name="T13"><text:s text:c="4"/></text:span><text:span text:style-name="T13">protected void</text:span><text:span text:style-name="T6"> setUp() {</text:span></text:p>
          <text:p text:style-name="P35"><text:span text:style-name="T6"><text:s text:c="8"/></text:span><text:span text:style-name="T6">AccountRepository repository = </text:span><text:span text:style-name="T13">new</text:span><text:span text:style-name="T6"> StubAccountRepository();</text:span></text:p>
          <text:p text:style-name="P35"><text:span text:style-name="T6"><text:s text:c="8"/></text:span><text:span text:style-name="T19">transferService</text:span><text:span text:style-name="T6"> = </text:span><text:span text:style-name="T13">new</text:span><text:span text:style-name="T6"> TransferServiceImpl(repository);</text:span></text:p>
          <text:p text:style-name="P35"><text:span text:style-name="T6"><text:s text:c="4"/></text:span><text:span text:style-name="T6">}</text:span></text:p>
          <text:p text:style-name="P35"><text:span text:style-name="T6"/></text:p>
          <text:p text:style-name="P35"><text:span text:style-name="T13"><text:s text:c="3"/></text:span><text:span text:style-name="T13">public void</text:span><text:span text:style-name="T6"> testTransferMoney() {</text:span></text:p>
          <text:p text:style-name="P35"><text:span text:style-name="T6"><text:s text:c="8"/></text:span><text:span text:style-name="T6">TransferConfirmation confirmation = </text:span></text:p>
          <text:p text:style-name="P35"><text:span text:style-name="T6"><text:s text:c="12"/></text:span><text:span text:style-name="T19">transferService</text:span><text:span text:style-name="T6">.transfer(</text:span><text:span text:style-name="T13">new</text:span><text:span text:style-name="T6"> MonetaryAmount(</text:span><text:span text:style-name="T19">“50.00”</text:span><text:span text:style-name="T6">), </text:span><text:span text:style-name="T19">“1”</text:span><text:span text:style-name="T6">, </text:span><text:span text:style-name="T19">“2”</text:span><text:span text:style-name="T6">);</text:span></text:p>
          <text:p text:style-name="P35"><text:span text:style-name="T6"><text:s text:c="8"/></text:span><text:span text:style-name="T6">assertEquals(</text:span><text:span text:style-name="T13">new</text:span><text:span text:style-name="T6"> MonetaryAmount(</text:span><text:span text:style-name="T19">“100.00”</text:span><text:span text:style-name="T6">), </text:span></text:p>
          <text:p text:style-name="P35"><text:span text:style-name="T6"><text:s text:c="32"/></text:span><text:span text:style-name="T6">confirmation.getNewBalance());</text:span></text:p>
          <text:p text:style-name="P35"><text:span text:style-name="T6"><text:s text:c="3"/></text:span><text:span text:style-name="T6">}</text:span></text:p>
          <draw:enhanced-geometry svg:viewBox="0 0 21600 21600" draw:type="rectangle" draw:enhanced-path="M 0 0 L 21600 0 21600 21600 0 21600 0 0 Z N"/>
        </draw:custom-shape>
        <draw:g draw:name="Group 15" draw:id="id54">
          <draw:custom-shape draw:name="Text Box 6" draw:style-name="gr17" draw:text-style-name="P5" draw:layer="layout" svg:width="13.759cm" svg:height="0.973cm" svg:x="10.583cm" svg:y="9.737cm">
            <text:p text:style-name="P38"><text:span text:style-name="T5">Minimizing Dependencies Increases Testability</text:span></text:p>
            <draw:enhanced-geometry svg:viewBox="0 0 21600 21600" draw:type="mso-spt202" draw:enhanced-path="M 0 0 L 21600 0 21600 21600 0 21600 0 0 Z N"/>
          </draw:custom-shape>
          <draw:line draw:name="Line 7" draw:style-name="gr3" draw:text-style-name="P26" draw:layer="layout" svg:x1="16.087cm" svg:y1="9.948cm" svg:x2="16.722cm" svg:y2="9.102cm">
            <text:p text:style-name="P18"/>
          </draw:line>
        </draw:g>
        <draw:g draw:name="Group 16" draw:id="id55">
          <draw:custom-shape draw:name="Text Box 13" draw:style-name="gr17" draw:text-style-name="P5" draw:layer="layout" svg:width="13.759cm" svg:height="1.685cm" svg:x="4.233cm" svg:y="15.875cm">
            <text:p text:style-name="P38"><text:span text:style-name="T5">Testing logic in isolation measures unit design and implementation correctness</text:span></text:p>
            <draw:enhanced-geometry svg:viewBox="0 0 21600 21600" draw:type="mso-spt202" draw:enhanced-path="M 0 0 L 21600 0 21600 21600 0 21600 0 0 Z N"/>
          </draw:custom-shape>
          <draw:line draw:name="Line 14" draw:style-name="gr3" draw:text-style-name="P26" draw:layer="layout" svg:x1="6.562cm" svg:y1="15.874cm" svg:x2="7.197cm" svg:y2="14.181cm">
            <text:p text:style-name="P18"/>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2"/>
          <draw:frame presentation:style-name="pr13" draw:text-style-name="P18" draw:layer="layout" svg:width="16.254cm" svg:height="12.001cm" svg:x="2.033cm" svg:y="12.668cm" presentation:class="notes" presentation:placeholder="true">
            <draw:text-box/>
          </draw:frame>
        </presentation:notes>
      </draw:page>
      <draw:page draw:name="Accessing Data" draw:style-name="dp1" draw:master-page-name="Default">
        <draw:frame presentation:style-name="pr4" draw:text-style-name="P2" draw:layer="layout" svg:width="17.476cm" svg:height="2.753cm" svg:x="0.957cm" svg:y="0.225cm" presentation:class="title" presentation:user-transformed="true">
          <draw:text-box>
            <text:p text:style-name="P7">Accessing Data</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Most enterprise applications access data stored in a relational database</text:p>
              </text:list-item>
            </text:list>
            <text:list text:style-name="L7">
              <text:list-item>
                <text:list>
                  <text:list-item>
                    <text:p text:style-name="P20">To carry out business functions</text:p>
                  </text:list-item>
                </text:list>
              </text:list-item>
            </text:list>
            <text:list text:style-name="L7">
              <text:list-item>
                <text:list>
                  <text:list-item>
                    <text:p text:style-name="P20">To enforce business rules</text:p>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3"/>
          <draw:frame presentation:style-name="pr6" draw:text-style-name="P2" draw:layer="layout" svg:width="16.254cm" svg:height="12cm" svg:x="2.033cm" svg:y="12.668cm" presentation:class="notes" presentation:user-transformed="true">
            <draw:text-box>
              <text:p text:style-name="P6">Another opportunity for a poll: expect most people are using databases</text:p>
            </draw:text-box>
          </draw:frame>
        </presentation:notes>
      </draw:page>
      <draw:page draw:name="Spring Data Access" draw:style-name="dp1" draw:master-page-name="Default">
        <draw:frame presentation:style-name="pr4" draw:text-style-name="P2" draw:layer="layout" svg:width="17.476cm" svg:height="2.753cm" svg:x="0.957cm" svg:y="0.225cm" presentation:class="title" presentation:user-transformed="true">
          <draw:text-box>
            <text:p text:style-name="P7">Spring Data Access</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text:span text:style-name="T3">Spring makes data access easier to do effectively</text:span></text:p>
              </text:list-item>
            </text:list>
            <text:list text:style-name="L7">
              <text:list-item>
                <text:list>
                  <text:list-item>
                    <text:p text:style-name="P20"><text:span text:style-name="T3">Manages resources for you</text:span></text:p>
                  </text:list-item>
                </text:list>
              </text:list-item>
            </text:list>
            <text:list text:style-name="L7">
              <text:list-item>
                <text:list>
                  <text:list-item>
                    <text:p text:style-name="P20"><text:span text:style-name="T3">Provides API helpers</text:span></text:p>
                  </text:list-item>
                </text:list>
              </text:list-item>
            </text:list>
            <text:list text:style-name="L7">
              <text:list-item>
                <text:list>
                  <text:list-item>
                    <text:p text:style-name="P40"><text:span text:style-name="T3">Supports all major data access technologies</text:span><text:span text:style-name="T3"><text:tab/></text:span></text:p>
                  </text:list-item>
                </text:list>
              </text:list-item>
            </text:list>
            <text:list text:style-name="L7">
              <text:list-item>
                <text:list>
                  <text:list-item>
                    <text:list>
                      <text:list-item>
                        <text:p text:style-name="P41"><text:span text:style-name="T20">JDBC</text:span></text:p>
                      </text:list-item>
                    </text:list>
                  </text:list-item>
                </text:list>
              </text:list-item>
            </text:list>
            <text:list text:style-name="L7">
              <text:list-item>
                <text:list>
                  <text:list-item>
                    <text:list>
                      <text:list-item>
                        <text:p text:style-name="P41"><text:span text:style-name="T20">Hibernate</text:span></text:p>
                      </text:list-item>
                    </text:list>
                  </text:list-item>
                </text:list>
              </text:list-item>
            </text:list>
            <text:list text:style-name="L7">
              <text:list-item>
                <text:list>
                  <text:list-item>
                    <text:list>
                      <text:list-item>
                        <text:p text:style-name="P41"><text:span text:style-name="T20">JPA</text:span></text:p>
                      </text:list-item>
                    </text:list>
                  </text:list-item>
                </text:list>
              </text:list-item>
            </text:list>
            <text:list text:style-name="L7">
              <text:list-item>
                <text:list>
                  <text:list-item>
                    <text:list>
                      <text:list-item>
                        <text:p text:style-name="P41"><text:span text:style-name="T20">JDO</text:span></text:p>
                      </text:list-item>
                    </text:list>
                  </text:list-item>
                </text:list>
              </text:list-item>
            </text:list>
            <text:list text:style-name="L7">
              <text:list-item>
                <text:list>
                  <text:list-item>
                    <text:list>
                      <text:list-item>
                        <text:p text:style-name="P41"><text:span text:style-name="T20">iBatis</text:span></text:p>
                      </text:list-item>
                    </text:list>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4"/>
          <draw:frame presentation:style-name="pr6" draw:text-style-name="P2" draw:layer="layout" svg:width="16.254cm" svg:height="12cm" svg:x="2.033cm" svg:y="12.668cm" presentation:class="notes" presentation:user-transformed="true">
            <draw:text-box>
              <text:p text:style-name="P6">Bottom line: Spring makes doing data access “the right way” easier</text:p>
              <text:p text:style-name="P6">Resources managed for you: database transactions and connections</text:p>
              <text:p text:style-name="P6">Spring’s API helpers greatly simplify data access code for each technology Spring supports</text:p>
              <text:p text:style-name="P6"/>
            </draw:text-box>
          </draw:frame>
        </presentation:notes>
      </draw:page>
      <draw:page draw:name="Spring JDBC in a Nutshell" draw:style-name="dp1" draw:master-page-name="Default">
        <draw:frame presentation:style-name="pr4" draw:text-style-name="P2" draw:layer="layout" svg:width="17.476cm" svg:height="2.753cm" svg:x="0.957cm" svg:y="0.225cm" presentation:class="title" presentation:user-transformed="true">
          <draw:text-box>
            <text:p text:style-name="P7">Spring JDBC in a Nutshell</text:p>
          </draw:text-box>
        </draw:frame>
        <draw:frame presentation:style-name="pr14" draw:text-style-name="P9" draw:id="id56" draw:layer="layout" svg:width="21.855cm" svg:height="7.687cm" svg:x="1.745cm" svg:y="8.189cm" presentation:class="outline" presentation:user-transformed="true">
          <draw:text-box>
            <text:list text:style-name="L7">
              <text:list-item>
                <text:p text:style-name="P19">Acquisition of the connection</text:p>
              </text:list-item>
            </text:list>
            <text:list text:style-name="L7">
              <text:list-item>
                <text:p text:style-name="P19">Participation in the transaction</text:p>
              </text:list-item>
            </text:list>
            <text:list text:style-name="L7">
              <text:list-item>
                <text:p text:style-name="P19">Execution of the statement</text:p>
              </text:list-item>
            </text:list>
            <text:list text:style-name="L7">
              <text:list-item>
                <text:p text:style-name="P19">Processing of the result set</text:p>
              </text:list-item>
            </text:list>
            <text:list text:style-name="L7">
              <text:list-item>
                <text:p text:style-name="P19">Handling of any exception</text:p>
              </text:list-item>
            </text:list>
            <text:list text:style-name="L7">
              <text:list-item>
                <text:p text:style-name="P19">Release of the connection</text:p>
              </text:list-item>
            </text:list>
          </draw:text-box>
        </draw:frame>
        <draw:custom-shape draw:name="Text Box 4" draw:style-name="gr30" draw:text-style-name="P5" draw:layer="layout" svg:width="20.108cm" svg:height="2.149cm" svg:x="2.54cm" svg:y="5.089cm">
          <text:p text:style-name="P30"><text:span text:style-name="T21">int count = jdbcHelper.queryForInt(</text:span></text:p>
          <text:p text:style-name="P42"><text:span text:style-name="T21"><text:s text:c="4"/></text:span><text:span text:style-name="T21"><text:tab/></text:span><text:span text:style-name="T22">"SELECT COUNT(*) FROM CUSTOMER"</text:span><text:span text:style-name="T21">);</text:span></text:p>
          <draw:enhanced-geometry svg:viewBox="0 0 21600 21600" draw:type="mso-spt202" draw:enhanced-path="M 0 0 L 21600 0 21600 21600 0 21600 0 0 Z N"/>
        </draw:custom-shape>
        <draw:g draw:name="Group 7" draw:id="id57">
          <draw:custom-shape draw:name="Text Box 5" draw:style-name="gr5" draw:text-style-name="P5" draw:layer="layout" svg:width="5.927cm" svg:height="2.191cm" svg:x="18.203cm" svg:y="10.935cm">
            <text:p text:style-name="P30"><text:span text:style-name="T23">All handled by Spring</text:span></text:p>
            <draw:enhanced-geometry svg:viewBox="0 0 21600 21600" draw:type="mso-spt202" draw:enhanced-path="M 0 0 L 21600 0 21600 21600 0 21600 0 0 Z N"/>
          </draw:custom-shape>
          <draw:custom-shape draw:name="AutoShape 6" draw:style-name="gr31" draw:text-style-name="P5" draw:layer="layout" svg:width="1.27cm" svg:height="6.773cm" svg:x="16.933cm" svg:y="8.678cm">
            <text:p text:style-name="P18"/>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5"/>
          <draw:frame presentation:style-name="pr11" draw:text-style-name="P2" draw:layer="layout" svg:width="16.254cm" svg:height="12cm" svg:x="2.033cm" svg:y="12.668cm" presentation:class="notes" presentation:user-transformed="true">
            <draw:text-box>
              <text:p text:style-name="P6">Before clicking next--really work to get people excited about how simple this code is. <text:s/>You guys have written JDBC code before, right? Well, here’s Spring JDBC a library around the JDBC framework. <text:s/>This is an example of using one of Spring’s API helpers to make the intent of what you want to do very clear. <text:s/>That’s one line of code!</text:p>
              <text:p text:style-name="P6"/>
              <text:p text:style-name="P6">Then click and explain that all the important, boilerplate, and difficult things that go along with executing that query are handled by Spring--not you the developer. <text:s/>And that reduces LOC and bugs. <text:s/>You’ll never have a resource leak again with Spring. <text:s/>Say good bye to verbose try/catch/finally/try/catch blocks.</text:p>
              <text:p text:style-name="P6"/>
              <text:p text:style-name="P6">“Don’t write code that doesn’t make your customer money!”</text:p>
              <text:p text:style-name="P6"/>
              <text:p text:style-name="P6">“If you like writing infrastructure code, come work for Interface21 – we are hiring. <text:s/>Otherwise you should be focusing on your customer’s business logic.”</text:p>
              <text:p text:style-name="P6"/>
              <text:p text:style-name="P6">Mention similar types of simplifications exist for other data access technologies like Hibernate. <text:s/>More where that came from!</text:p>
            </draw:text-box>
          </draw:frame>
        </presentation:notes>
      </draw:page>
      <draw:page draw:name="Spring’s Support (2)" draw:style-name="dp1" draw:master-page-name="Default">
        <draw:frame presentation:style-name="pr4" draw:text-style-name="P2" draw:layer="layout" svg:width="17.476cm" svg:height="2.753cm" svg:x="0.957cm" svg:y="0.225cm" presentation:class="title" presentation:user-transformed="true">
          <draw:text-box>
            <text:p text:style-name="P7">Spring’s Support (2)</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Web application development support</text:p>
              </text:list-item>
            </text:list>
            <text:list text:style-name="L7">
              <text:list-item>
                <text:list>
                  <text:list-item>
                    <text:p text:style-name="P20">Struts integration</text:p>
                  </text:list-item>
                </text:list>
              </text:list-item>
            </text:list>
            <text:list text:style-name="L7">
              <text:list-item>
                <text:list>
                  <text:list-item>
                    <text:p text:style-name="P20">JSF Integration</text:p>
                  </text:list-item>
                </text:list>
              </text:list-item>
            </text:list>
            <text:list text:style-name="L7">
              <text:list-item>
                <text:list>
                  <text:list-item>
                    <text:p text:style-name="P20">Spring MVC and Web Flow</text:p>
                  </text:list-item>
                </text:list>
              </text:list-item>
            </text:list>
            <text:list text:style-name="L7">
              <text:list-item>
                <text:list>
                  <text:list-item>
                    <text:list>
                      <text:list-item>
                        <text:p text:style-name="P41"><text:span text:style-name="T24">Handle user actions</text:span></text:p>
                      </text:list-item>
                    </text:list>
                  </text:list-item>
                </text:list>
              </text:list-item>
            </text:list>
            <text:list text:style-name="L7">
              <text:list-item>
                <text:list>
                  <text:list-item>
                    <text:list>
                      <text:list-item>
                        <text:p text:style-name="P41"><text:span text:style-name="T24">Validate input forms</text:span></text:p>
                      </text:list-item>
                    </text:list>
                  </text:list-item>
                </text:list>
              </text:list-item>
            </text:list>
            <text:list text:style-name="L7">
              <text:list-item>
                <text:list>
                  <text:list-item>
                    <text:list>
                      <text:list-item>
                        <text:p text:style-name="P41"><text:span text:style-name="T24">Enforce site navigation rules</text:span></text:p>
                      </text:list-item>
                    </text:list>
                  </text:list-item>
                </text:list>
              </text:list-item>
            </text:list>
            <text:list text:style-name="L7">
              <text:list-item>
                <text:list>
                  <text:list-item>
                    <text:list>
                      <text:list-item>
                        <text:p text:style-name="P41"><text:span text:style-name="T24">Manage conversational state</text:span></text:p>
                      </text:list-item>
                    </text:list>
                  </text:list-item>
                </text:list>
              </text:list-item>
            </text:list>
            <text:list text:style-name="L7">
              <text:list-item>
                <text:list>
                  <text:list-item>
                    <text:list>
                      <text:list-item>
                        <text:p text:style-name="P41"><text:span text:style-name="T24">Render responses (HTML, XML, etc)</text:span></text:p>
                      </text:list-item>
                    </text:list>
                  </text:list-item>
                </text:list>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6"/>
          <draw:frame presentation:style-name="pr6" draw:text-style-name="P2" draw:layer="layout" svg:width="16.254cm" svg:height="12cm" svg:x="2.033cm" svg:y="12.668cm" presentation:class="notes" presentation:user-transformed="true">
            <draw:text-box>
              <text:p text:style-name="P6">Highlight that Spring works well with any major web framework including Struts and JSF, and also provides it on complete web application development solution. <text:s/>(IF applicable) Say in this course you’ll see Spring’s strengths in integration, as well as get hands on experience with Spring MVC and Web Flow.</text:p>
              <text:p text:style-name="P6"/>
            </draw:text-box>
          </draw:frame>
        </presentation:notes>
      </draw:page>
      <draw:page draw:name="Spring’s Support (3)" draw:style-name="dp1" draw:master-page-name="Default">
        <draw:frame presentation:style-name="pr4" draw:text-style-name="P2" draw:layer="layout" svg:width="17.476cm" svg:height="2.753cm" svg:x="0.957cm" svg:y="0.225cm" presentation:class="title" presentation:user-transformed="true">
          <draw:text-box>
            <text:p text:style-name="P7">Spring’s Support (3)</text:p>
          </draw:text-box>
        </draw:frame>
        <draw:frame presentation:style-name="pr5" draw:text-style-name="P9" draw:layer="layout" svg:width="21.855cm" svg:height="11.219cm" svg:x="1.745cm" svg:y="4.657cm" presentation:class="outline" presentation:user-transformed="true">
          <draw:text-box>
            <text:list text:style-name="L7">
              <text:list-item>
                <text:p text:style-name="P19">Enterprise application development support</text:p>
              </text:list-item>
            </text:list>
            <text:list text:style-name="L7">
              <text:list-item>
                <text:list>
                  <text:list-item>
                    <text:p text:style-name="P20">Developing web services</text:p>
                  </text:list-item>
                </text:list>
              </text:list-item>
            </text:list>
            <text:list text:style-name="L7">
              <text:list-item>
                <text:list>
                  <text:list-item>
                    <text:p text:style-name="P20">Adding manageability</text:p>
                  </text:list-item>
                </text:list>
              </text:list-item>
            </text:list>
            <text:list text:style-name="L7">
              <text:list-item>
                <text:list>
                  <text:list-item>
                    <text:p text:style-name="P20">Integrating messaging infrastructures</text:p>
                  </text:list-item>
                </text:list>
              </text:list-item>
            </text:list>
            <text:list text:style-name="L7">
              <text:list-item>
                <text:list>
                  <text:list-item>
                    <text:p text:style-name="P20">Securing services and providing object access control</text:p>
                  </text:list-item>
                </text:list>
              </text:list-item>
            </text:list>
            <text:list text:style-name="L7">
              <text:list-item>
                <text:list>
                  <text:list-item>
                    <text:p text:style-name="P20">Scheduling jobs</text:p>
                  </text:list-item>
                </text:list>
              </text:list-item>
            </text:list>
            <text:list text:style-name="L7">
              <text:list-item>
                <text:p text:style-name="P21"/>
              </text:list-item>
            </text:list>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7"/>
          <draw:frame presentation:style-name="pr6" draw:text-style-name="P2" draw:layer="layout" svg:width="16.254cm" svg:height="12cm" svg:x="2.033cm" svg:y="12.668cm" presentation:class="notes" presentation:user-transformed="true">
            <draw:text-box>
              <text:p text:style-name="P6">Summarize that the scope of Spring is quite broad and its support for enterprise application development is very comprehensive</text:p>
            </draw:text-box>
          </draw:frame>
        </presentation:notes>
      </draw:page>
      <draw:page draw:name="The Spring Triangle" draw:style-name="dp1" draw:master-page-name="Default">
        <draw:frame presentation:style-name="pr12" draw:text-style-name="P2" draw:layer="layout" svg:width="21.59cm" svg:height="3.176cm" svg:x="1.905cm" svg:y="3.174cm" presentation:class="title" presentation:user-transformed="true">
          <draw:text-box>
            <text:p text:style-name="P1"><text:span text:style-name="T16">The Spring Triangle</text:span></text:p>
          </draw:text-box>
        </draw:frame>
        <draw:custom-shape draw:name="AutoShape 3" draw:style-name="gr32" draw:text-style-name="P5" draw:layer="layout" svg:width="12.599cm" svg:height="9.948cm" svg:x="6.138cm" svg:y="5.08cm">
          <text:p text:style-name="P43"><text:span text:style-name="T25">Simple</text:span></text:p>
          <text:p text:style-name="P43"><text:span text:style-name="T25">Object</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 Box 4" draw:style-name="gr5" draw:text-style-name="P5" draw:id="id58" draw:layer="layout" svg:width="10.001cm" svg:height="1.027cm" draw:transform="rotate (0.993790476085384) translate (6.307cm 12.851cm)">
          <text:p text:style-name="P44"><text:span text:style-name="T26">Dependency Injection</text:span></text:p>
          <draw:enhanced-geometry svg:viewBox="0 0 21600 21600" draw:type="mso-spt202" draw:enhanced-path="M 0 0 L 21600 0 21600 21600 0 21600 0 0 Z N"/>
        </draw:custom-shape>
        <draw:custom-shape draw:name="Text Box 5" draw:style-name="gr5" draw:text-style-name="P5" draw:id="id59" draw:layer="layout" svg:width="13.388cm" svg:height="1.027cm" draw:transform="rotate (-0.978431578669023) translate (13.32cm 4.891cm)">
          <text:p text:style-name="P45"><text:span text:style-name="T26">Aspect-Oriented Programming</text:span></text:p>
          <draw:enhanced-geometry svg:viewBox="0 0 21600 21600" draw:type="mso-spt202" draw:enhanced-path="M 0 0 L 21600 0 21600 21600 0 21600 0 0 Z N"/>
        </draw:custom-shape>
        <draw:custom-shape draw:name="Text Box 6" draw:style-name="gr5" draw:text-style-name="P5" draw:id="id60" draw:layer="layout" svg:width="12.277cm" svg:height="1.027cm" svg:x="6.35cm" svg:y="14.817cm">
          <text:p text:style-name="P46"><text:span text:style-name="T26">Enterprise Service Abstraction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0" smil:attributeName="visibility" smil:to="visible"/>
                </anim:par>
              </anim:par>
            </anim:par>
          </anim:seq>
        </anim:par>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8"/>
          <draw:frame presentation:style-name="pr6" draw:text-style-name="P2" draw:layer="layout" svg:width="16.254cm" svg:height="13.541cm" svg:x="2.033cm" svg:y="12.668cm" presentation:class="notes" presentation:user-transformed="true">
            <draw:text-box>
              <text:p text:style-name="P6"><text:span text:style-name="T3">Dependency Injection = providing simple objects what they need to work, so they don’t have to worry about getting a hold of what they need themselves</text:span></text:p>
              <text:p text:style-name="P6"><text:span text:style-name="T3">Aspect Oriented Programming = the ability to add arbitrary behavior around a simple object</text:span></text:p>
              <text:p text:style-name="P6"><text:span text:style-name="T3">Enterprise Service Abstractions = portable abstractions of enterprise behaviors can be added to simple objects to make them powerful</text:span></text:p>
              <text:p text:style-name="P6"><text:span text:style-name="T3"/></text:p>
              <text:p text:style-name="P6"><text:span text:style-name="T3">Example</text:span></text:p>
              <text:p text:style-name="P6"><text:span text:style-name="T3">A MoneyTransferService needs an AccountRepository. <text:s/>The AccountRepository object is provided to it through dependency injection (1st dimension)</text:span></text:p>
              <text:p text:style-name="P6"><text:span text:style-name="T3">A MoneyTransferService needs to have transactional behavior applied around each transfer operation. <text:s/>Aspect Oriented Programmin enables such cross cutting behaviors to be applied transparently (2nd dimension)</text:span></text:p>
              <text:p text:style-name="P6"><text:span text:style-name="T3">A TransactionManager capable of starting transactions is an example of an Enterprise Service Abstraction. <text:s/>You can have different transaction manager implementations based on your environment, and they</text:span></text:p>
              <text:p text:style-name="P6"><text:span text:style-name="T3">can be swapped out without impacting your application code. <text:s/>Aspects applied around your “Simple Object” use these service abstractions to carry out enterprise behaviors (3rd dimension).</text:span></text:p>
              <text:p text:style-name="P6"><text:span text:style-name="T3"/></text:p>
              <text:p text:style-name="P6"><text:span text:style-name="T3">Together all three dimensions make a simple object powerful, while allowing the code to remain simple and clean.</text:span></text:p>
              <text:p text:style-name="P6"><text:span text:style-name="T3"/></text:p>
              <text:p text:style-name="P6"><text:span text:style-name="T3"/></text:p>
            </draw:text-box>
          </draw:frame>
        </presentation:notes>
      </draw:page>
      <draw:page draw:name="LAB" draw:style-name="dp1" draw:master-page-name="Title1" presentation:presentation-page-layout-name="AL1T0">
        <draw:frame presentation:style-name="pr1" draw:text-style-name="P2" draw:layer="layout" svg:width="21.59cm" svg:height="3.176cm" svg:x="1.826cm" svg:y="5.767cm" presentation:class="title" presentation:user-transformed="true">
          <draw:text-box>
            <text:p text:style-name="P1"><text:span text:style-name="T27">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Developing an Application from Plain Java Objects</text:p>
          </draw:text-box>
        </draw:frame>
        <presentation:notes draw:style-name="dp2">
          <draw:custom-shape draw:name="Rectangle 7" draw:style-name="gr1" draw:text-style-name="P5" draw:layer="layout" svg:width="8.807cm" svg:height="1.332cm" svg:x="11.509cm" svg:y="25.334cm">
            <text:p text:style-name="P4"><text:span text:style-name="T2"><text:page-number>&lt;number&gt;</text:page-number></text:span></text:p>
            <draw:enhanced-geometry svg:viewBox="0 0 21600 21600" draw:type="mso-spt202" draw:enhanced-path="M 0 0 L 21600 0 21600 21600 0 21600 0 0 Z N"/>
          </draw:custom-shape>
          <draw:page-thumbnail draw:layer="layout" svg:width="13.335cm" svg:height="10.001cm" svg:x="3.493cm" svg:y="2.002cm" draw:page-number="29"/>
          <draw:frame presentation:style-name="pr15" draw:text-style-name="P18"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axial" draw:start-color="#004700" draw:end-color="#009900" draw:start-intensity="100%" draw:end-intensity="100%" draw:angle="900" draw:border="0%"/>
    <draw:marker draw:name="Arrow" svg:viewBox="0 0 20 30" svg:d="m10 0-10 30h20z"/>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2" draw:display-name="Dash 2" draw:style="rect" draw:dots2="1" draw:dots2-length="0.141cm" draw:distance="0.105cm"/>
    <draw:stroke-dash draw:name="Dash_20_3" draw:display-name="Dash 3" draw:style="rect" draw:dots1="1" draw:dots1-length="0.035cm" draw:distance="0.03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swiss" style:font-pitch="variable" fo:font-size="24pt" fo:font-style="normal" fo:text-shadow="none" style:text-underline-style="none" fo:font-weight="normal" style:font-family-asian="'AR PL ShanHeiSun Un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2" style:family="presentation" style:parent-style-name="Default-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3"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4"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5"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6" style:family="presentation" style:parent-style-name="Title1-backgroundobjects" style:list-style-name="L2">
      <style:graphic-properties draw:stroke="none" draw:fill="none" draw:fill-color="#ffffff" draw:textarea-horizontal-align="justify" draw:textarea-vertical-align="top" draw:auto-grow-height="false" draw:auto-grow-width="false" fo:min-height="1.334cm" fo:min-width="0cm" fo:padding-top="0.134cm" fo:padding-bottom="0.134cm" fo:padding-left="0.269cm" fo:padding-right="0.269cm" fo:wrap-option="no-wrap" draw:shadow="hidden"/>
    </style:style>
    <style:style style:name="pr7"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r8" style:family="presentation" style:parent-style-name="Title1-backgroundobjects" style:list-style-name="L2">
      <style:graphic-properties draw:stroke="none" draw:fill="none" draw:fill-color="#ffffff" draw:textarea-horizontal-align="justify" draw:textarea-vertical-align="bottom" draw:auto-grow-height="false" draw:auto-grow-width="false" fo:min-height="1.334cm" fo:min-width="0cm" fo:padding-top="0.134cm" fo:padding-bottom="0.134cm" fo:padding-left="0.269cm" fo:padding-right="0.269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align="end" text:enable-numbering="false" fo:text-indent="0cm"/>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punctuation-wrap="hanging" style:line-break="strict" style:writing-mode="lr-tb"/>
    </style:style>
    <style:style style:name="P8" style:family="paragraph">
      <style:paragraph-properties fo:margin-left="0cm" fo:margin-right="0cm" fo:line-height="100%" fo:text-align="end" text:enable-numbering="false" fo:text-indent="0cm" style:punctuation-wrap="hanging" style:line-break="strict" style:writing-mode="lr-tb"/>
    </style:style>
    <style:style style:name="P9" style:family="paragraph">
      <style:paragraph-properties fo:margin-left="0cm" fo:margin-right="0cm" fo:line-height="100%" text:enable-numbering="false" fo:text-indent="0cm"/>
    </style:style>
    <style:style style:name="T1" style:family="text">
      <style:text-properties fo:font-size="14pt" style:font-size-asian="14pt" style:font-size-complex="14pt"/>
    </style:style>
    <style:style style:name="T2" style:family="text">
      <style:text-properties fo:color="#ffffff" fo:font-family="Arial" style:font-pitch="variable" fo:font-size="12pt" fo:language="en" fo:country="US"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family="Arial" style:font-pitch="variable"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Times"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swiss" style:font-pitch="variable" fo:color="#000000" fo:font-size="100%"/>
      </text:list-level-style-bullet>
      <text:list-level-style-bullet text:level="3" text:bullet-char="•">
        <style:list-level-properties text:space-before="2.54cm"/>
        <style:text-properties fo:font-family="Times" style:font-family-generic="swiss" style:font-pitch="variable" fo:color="#000000" fo:font-size="100%"/>
      </text:list-level-style-bullet>
      <text:list-level-style-bullet text:level="4" text:bullet-char="•">
        <style:list-level-properties text:space-before="3.81cm"/>
        <style:text-properties fo:font-family="Times" style:font-family-generic="swiss" style:font-pitch="variable" fo:color="#000000" fo:font-size="100%"/>
      </text:list-level-style-bullet>
      <text:list-level-style-bullet text:level="5" text:bullet-char="•">
        <style:list-level-properties text:space-before="5.08cm"/>
        <style:text-properties fo:font-family="Times" style:font-family-generic="swiss" style:font-pitch="variable" fo:color="#000000" fo:font-size="100%"/>
      </text:list-level-style-bullet>
      <text:list-level-style-bullet text:level="6" text:bullet-char="•">
        <style:list-level-properties text:space-before="5.08cm"/>
        <style:text-properties fo:font-family="Times" style:font-family-generic="swiss" style:font-pitch="variable" fo:color="#000000" fo:font-size="100%"/>
      </text:list-level-style-bullet>
      <text:list-level-style-bullet text:level="7" text:bullet-char="•">
        <style:list-level-properties text:space-before="5.08cm"/>
        <style:text-properties fo:font-family="Times" style:font-family-generic="swiss" style:font-pitch="variable" fo:color="#000000" fo:font-size="100%"/>
      </text:list-level-style-bullet>
      <text:list-level-style-bullet text:level="8" text:bullet-char="•">
        <style:list-level-properties text:space-before="5.08cm"/>
        <style:text-properties fo:font-family="Times" style:font-family-generic="swiss" style:font-pitch="variable" fo:color="#000000" fo:font-size="100%"/>
      </text:list-level-style-bullet>
      <text:list-level-style-bullet text:level="9" text:bullet-char="•">
        <style:list-level-properties text:space-before="5.08cm"/>
        <style:text-properties fo:font-family="Times" style:font-family-generic="swiss" style:font-pitch="variable" fo:color="#000000" fo:font-size="100%"/>
      </text:list-level-style-bullet>
      <text:list-level-style-bullet text:level="10" text:bullet-char="•">
        <style:list-level-properties text:space-before="5.08cm"/>
        <style:text-properties fo:font-family="Time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Spring Intro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office:forms form:automatic-focus="false" form:apply-design-mode="false"/>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3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office:forms form:automatic-focus="false" form:apply-design-mode="false"/>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2"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3"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A8493AEF.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5" draw:text-style-name="P7" draw:layer="backgroundobjects" svg:width="8.806cm" svg:height="1.333cm" svg:x="0cm" svg:y="0cm" presentation:class="header">
          <draw:text-box>
            <text:p text:style-name="P7"><text:span text:style-name="T3"><presentation:header/></text:span></text:p>
          </draw:text-box>
        </draw:frame>
        <draw:frame presentation:style-name="pr6"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7" draw:text-style-name="P7" draw:layer="backgroundobjects" svg:width="8.806cm" svg:height="1.333cm" svg:x="0cm" svg:y="25.333cm" presentation:class="footer">
          <draw:text-box>
            <text:p text:style-name="P7"><text:span text:style-name="T3"><presentation:footer/></text:span></text:p>
          </draw:text-box>
        </draw:frame>
        <draw:frame presentation:style-name="pr8"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dc:title>Module Name</dc:title>
    <meta:initial-creator>Mark Fisher</meta:initial-creator>
    <meta:creation-date>2006-09-22T09:51:11</meta:creation-date>
    <dc:creator>Daryl Heinz</dc:creator>
    <dc:date>2008-08-07T15:24:53</dc:date>
    <meta:editing-cycles>158</meta:editing-cycles>
    <meta:editing-duration>PT14H34M3S</meta:editing-duration>
    <meta:user-defined meta:name="Info 1"/>
    <meta:user-defined meta:name="Info 2"/>
    <meta:user-defined meta:name="Info 3"/>
    <meta:user-defined meta:name="Info 4"/>
    <meta:document-statistic meta:object-count="350"/>
  </office:meta>
</office:document-meta>
</file>